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61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6" table:default-cell-style-name="ce2"/>
        <table:table-row table:style-name="ro1">
          <table:table-cell office:value-type="string">
            <text:p>Samples</text:p>
          </table:table-cell>
          <table:table-cell table:style-name="ce1" office:value-type="string">
            <text:p>Baseline</text:p>
          </table:table-cell>
          <table:table-cell table:style-name="ce1" office:value-type="string">
            <text:p>T00</text:p>
          </table:table-cell>
          <table:table-cell table:style-name="ce1" office:value-type="string">
            <text:p>T02</text:p>
          </table:table-cell>
          <table:table-cell table:style-name="ce1" office:value-type="string">
            <text:p>T04</text:p>
          </table:table-cell>
          <table:table-cell table:style-name="ce1" office:value-type="string">
            <text:p>T08</text:p>
          </table:table-cell>
          <table:table-cell table:style-name="ce1" office:value-type="string">
            <text:p>T16</text:p>
          </table:table-cell>
          <table:table-cell table:style-name="ce1" office:value-type="string">
            <text:p>T30</text:p>
          </table:table-cell>
          <table:table-cell table:style-name="ce1" office:value-type="string">
            <text:p>T45</text:p>
          </table:table-cell>
          <table:table-cell table:style-name="ce1" office:value-type="string">
            <text:p>T90</text:p>
          </table:table-cell>
          <table:table-cell table:style-name="ce1" office:value-type="string">
            <text:p>V02</text:p>
          </table:table-cell>
          <table:table-cell table:style-name="ce1" office:value-type="string">
            <text:p>V04</text:p>
          </table:table-cell>
          <table:table-cell table:style-name="ce1" office:value-type="string">
            <text:p>V08</text:p>
          </table:table-cell>
          <table:table-cell table:style-name="ce1" office:value-type="string">
            <text:p>V16</text:p>
          </table:table-cell>
          <table:table-cell table:style-name="ce1" office:value-type="string">
            <text:p>V30</text:p>
          </table:table-cell>
          <table:table-cell table:style-name="ce1" office:value-type="string">
            <text:p>V45</text:p>
          </table:table-cell>
          <table:table-cell table:style-name="ce1" office:value-type="string">
            <text:p>V90</text:p>
          </table:table-cell>
        </table:table-row>
        <table:table-row table:style-name="ro2">
          <table:table-cell office:value-type="string">
            <text:p>Actb </text:p>
          </table:table-cell>
          <table:table-cell office:value-type="float" office:value="1.04742">
            <text:p>1.05E+00</text:p>
          </table:table-cell>
          <table:table-cell office:value-type="float" office:value="0.948128571428571">
            <text:p>9.48E-01</text:p>
          </table:table-cell>
          <table:table-cell office:value-type="float" office:value="1.36133333333333">
            <text:p>1.36E+00</text:p>
          </table:table-cell>
          <table:table-cell office:value-type="float" office:value="1.245">
            <text:p>1.25E+00</text:p>
          </table:table-cell>
          <table:table-cell office:value-type="float" office:value="1.3575">
            <text:p>1.36E+00</text:p>
          </table:table-cell>
          <table:table-cell office:value-type="float" office:value="1.03483333333333">
            <text:p>1.03E+00</text:p>
          </table:table-cell>
          <table:table-cell office:value-type="float" office:value="1.342">
            <text:p>1.34E+00</text:p>
          </table:table-cell>
          <table:table-cell office:value-type="float" office:value="1.158">
            <text:p>1.16E+00</text:p>
          </table:table-cell>
          <table:table-cell office:value-type="float" office:value="1.23766666666667">
            <text:p>1.24E+00</text:p>
          </table:table-cell>
          <table:table-cell office:value-type="float" office:value="1.13326666666667">
            <text:p>1.13E+00</text:p>
          </table:table-cell>
          <table:table-cell office:value-type="float" office:value="1.3735">
            <text:p>1.37E+00</text:p>
          </table:table-cell>
          <table:table-cell office:value-type="float" office:value="1.23">
            <text:p>1.23E+00</text:p>
          </table:table-cell>
          <table:table-cell office:value-type="float" office:value="1.447">
            <text:p>1.45E+00</text:p>
          </table:table-cell>
          <table:table-cell office:value-type="float" office:value="1.2715">
            <text:p>1.27E+00</text:p>
          </table:table-cell>
          <table:table-cell office:value-type="float" office:value="1.27733333333333">
            <text:p>1.28E+00</text:p>
          </table:table-cell>
          <table:table-cell office:value-type="float" office:value="1.25833333333333">
            <text:p>1.26E+00</text:p>
          </table:table-cell>
        </table:table-row>
        <table:table-row table:style-name="ro1">
          <table:table-cell office:value-type="string">
            <text:p>Adam10 </text:p>
          </table:table-cell>
          <table:table-cell office:value-type="float" office:value="1.03326">
            <text:p>1.03E+00</text:p>
          </table:table-cell>
          <table:table-cell office:value-type="float" office:value="0.499628571428571">
            <text:p>5.00E-01</text:p>
          </table:table-cell>
          <table:table-cell office:value-type="float" office:value="0.740233333333333">
            <text:p>7.40E-01</text:p>
          </table:table-cell>
          <table:table-cell office:value-type="float" office:value="1.33966666666667">
            <text:p>1.34E+00</text:p>
          </table:table-cell>
          <table:table-cell office:value-type="float" office:value="0.75095">
            <text:p>7.51E-01</text:p>
          </table:table-cell>
          <table:table-cell office:value-type="float" office:value="0.704133333333333">
            <text:p>7.04E-01</text:p>
          </table:table-cell>
          <table:table-cell office:value-type="float" office:value="0.589233333333333">
            <text:p>5.89E-01</text:p>
          </table:table-cell>
          <table:table-cell office:value-type="float" office:value="0.9288">
            <text:p>9.29E-01</text:p>
          </table:table-cell>
          <table:table-cell office:value-type="float" office:value="0.6624">
            <text:p>6.62E-01</text:p>
          </table:table-cell>
          <table:table-cell office:value-type="float" office:value="0.376433333333333">
            <text:p>3.76E-01</text:p>
          </table:table-cell>
          <table:table-cell office:value-type="float" office:value="0.57925">
            <text:p>5.79E-01</text:p>
          </table:table-cell>
          <table:table-cell office:value-type="float" office:value="0.7143">
            <text:p>7.14E-01</text:p>
          </table:table-cell>
          <table:table-cell office:value-type="float" office:value="1.768">
            <text:p>1.77E+00</text:p>
          </table:table-cell>
          <table:table-cell office:value-type="float" office:value="0.6769">
            <text:p>6.77E-01</text:p>
          </table:table-cell>
          <table:table-cell office:value-type="float" office:value="0.7816">
            <text:p>7.82E-01</text:p>
          </table:table-cell>
          <table:table-cell office:value-type="float" office:value="0.289866666666667">
            <text:p>2.90E-01</text:p>
          </table:table-cell>
        </table:table-row>
        <table:table-row table:style-name="ro1">
          <table:table-cell office:value-type="string">
            <text:p>Adam33 </text:p>
          </table:table-cell>
          <table:table-cell office:value-type="float" office:value="1.0626">
            <text:p>1.06E+00</text:p>
          </table:table-cell>
          <table:table-cell office:value-type="float" office:value="0.68599">
            <text:p>6.86E-01</text:p>
          </table:table-cell>
          <table:table-cell office:value-type="float" office:value="0.482666666666667">
            <text:p>4.83E-01</text:p>
          </table:table-cell>
          <table:table-cell office:value-type="float" office:value="1.4389">
            <text:p>1.44E+00</text:p>
          </table:table-cell>
          <table:table-cell office:value-type="float" office:value="0.84095">
            <text:p>8.41E-01</text:p>
          </table:table-cell>
          <table:table-cell office:value-type="float" office:value="0.7149">
            <text:p>7.15E-01</text:p>
          </table:table-cell>
          <table:table-cell office:value-type="float" office:value="0.795666666666667">
            <text:p>7.96E-01</text:p>
          </table:table-cell>
          <table:table-cell office:value-type="float" office:value="1.35886666666667">
            <text:p>1.36E+00</text:p>
          </table:table-cell>
          <table:table-cell office:value-type="float" office:value="0.696633333333333">
            <text:p>6.97E-01</text:p>
          </table:table-cell>
          <table:table-cell office:value-type="float" office:value="0.4536">
            <text:p>4.54E-01</text:p>
          </table:table-cell>
          <table:table-cell office:value-type="float" office:value="0.53525">
            <text:p>5.35E-01</text:p>
          </table:table-cell>
          <table:table-cell office:value-type="float" office:value="0.851366666666667">
            <text:p>8.51E-01</text:p>
          </table:table-cell>
          <table:table-cell office:value-type="float" office:value="1.902">
            <text:p>1.90E+00</text:p>
          </table:table-cell>
          <table:table-cell office:value-type="float" office:value="0.5841">
            <text:p>5.84E-01</text:p>
          </table:table-cell>
          <table:table-cell office:value-type="float" office:value="0.8732">
            <text:p>8.73E-01</text:p>
          </table:table-cell>
          <table:table-cell office:value-type="float" office:value="1.3435">
            <text:p>1.34E+00</text:p>
          </table:table-cell>
        </table:table-row>
        <table:table-row table:style-name="ro2">
          <table:table-cell office:value-type="string">
            <text:p>Alk </text:p>
          </table:table-cell>
          <table:table-cell office:value-type="float" office:value="1.27476666666667">
            <text:p>1.27E+00</text:p>
          </table:table-cell>
          <table:table-cell office:value-type="float" office:value="5.237125">
            <text:p>5.24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31.81">
            <text:p>3.18E+01</text:p>
          </table:table-cell>
          <table:table-cell office:value-type="float" office:value="2.345">
            <text:p>2.35E+00</text:p>
          </table:table-cell>
          <table:table-cell office:value-type="float" office:value="1.4785">
            <text:p>1.48E+00</text:p>
          </table:table-cell>
          <table:table-cell office:value-type="float" office:value="0.73075">
            <text:p>7.31E-01</text:p>
          </table:table-cell>
          <table:table-cell office:value-type="float" office:value="2.08">
            <text:p>2.08E+00</text:p>
          </table:table-cell>
          <table:table-cell office:value-type="float" office:value="6.4575">
            <text:p>6.46E+00</text:p>
          </table:table-cell>
          <table:table-cell office:value-type="float" office:value="1.02">
            <text:p>1.02E+00</text:p>
          </table:table-cell>
          <table:table-cell office:value-type="float" office:value="3.51385">
            <text:p>3.51E+00</text:p>
          </table:table-cell>
          <table:table-cell office:value-type="float" office:value="12.78">
            <text:p>1.28E+01</text:p>
          </table:table-cell>
          <table:table-cell office:value-type="float" office:value="1.665">
            <text:p>1.67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4.2385">
            <text:p>4.24E+00</text:p>
          </table:table-cell>
          <table:table-cell office:value-type="float" office:value="0.7336">
            <text:p>7.34E-01</text:p>
          </table:table-cell>
        </table:table-row>
        <table:table-row table:style-name="ro1">
          <table:table-cell office:value-type="string">
            <text:p>Angpt2 </text:p>
          </table:table-cell>
          <table:table-cell office:value-type="float" office:value="2.97223333333333">
            <text:p>2.97E+00</text:p>
          </table:table-cell>
          <table:table-cell office:value-type="float" office:value="0.24655">
            <text:p>2.47E-01</text:p>
          </table:table-cell>
          <table:table-cell office:value-type="float" office:value="0.3957">
            <text:p>3.96E-01</text:p>
          </table:table-cell>
          <table:table-cell office:value-type="float" office:value="5.257">
            <text:p>5.26E+00</text:p>
          </table:table-cell>
          <table:table-cell office:value-type="float" office:value="0.34275">
            <text:p>3.43E-01</text:p>
          </table:table-cell>
          <table:table-cell office:value-type="float" office:value="0.363606666666667">
            <text:p>3.64E-01</text:p>
          </table:table-cell>
          <table:table-cell office:value-type="float" office:value="0.02637">
            <text:p>2.64E-02</text:p>
          </table:table-cell>
          <table:table-cell office:value-type="float" office:value="0.630303333333333">
            <text:p>6.30E-01</text:p>
          </table:table-cell>
          <table:table-cell office:value-type="float" office:value="0.2538">
            <text:p>2.54E-01</text:p>
          </table:table-cell>
          <table:table-cell office:value-type="float" office:value="0.8647">
            <text:p>8.65E-01</text:p>
          </table:table-cell>
          <table:table-cell office:value-type="float" office:value="0.100755">
            <text:p>1.01E-01</text:p>
          </table:table-cell>
          <table:table-cell office:value-type="float" office:value="0.432766666666667">
            <text:p>4.33E-01</text:p>
          </table:table-cell>
          <table:table-cell office:value-type="float" office:value="0.85265">
            <text:p>8.53E-01</text:p>
          </table:table-cell>
          <table:table-cell office:value-type="float" office:value="0.12306">
            <text:p>1.23E-01</text:p>
          </table:table-cell>
          <table:table-cell office:value-type="float" office:value="0.62215">
            <text:p>6.22E-01</text:p>
          </table:table-cell>
          <table:table-cell office:value-type="float" office:value="0.92495">
            <text:p>9.25E-01</text:p>
          </table:table-cell>
        </table:table-row>
        <table:table-row table:style-name="ro1">
          <table:table-cell office:value-type="string">
            <text:p>Ankk1 </text:p>
          </table:table-cell>
          <table:table-cell office:value-type="float" office:value="1.44273333333333">
            <text:p>1.44E+00</text:p>
          </table:table-cell>
          <table:table-cell office:value-type="float" office:value="0.78504">
            <text:p>7.85E-01</text:p>
          </table:table-cell>
          <table:table-cell office:value-type="float" office:value="2.673">
            <text:p>2.67E+00</text:p>
          </table:table-cell>
          <table:table-cell office:value-type="float" office:value="1.857">
            <text:p>1.86E+00</text:p>
          </table:table-cell>
          <table:table-cell office:value-type="float" office:value="2.167">
            <text:p>2.17E+00</text:p>
          </table:table-cell>
          <table:table-cell office:value-type="float" office:value="1.90173333333333">
            <text:p>1.90E+00</text:p>
          </table:table-cell>
          <table:table-cell office:value-type="float" office:value="1.87853333333333">
            <text:p>1.88E+00</text:p>
          </table:table-cell>
          <table:table-cell office:value-type="float" office:value="2.8085">
            <text:p>2.81E+00</text:p>
          </table:table-cell>
          <table:table-cell office:value-type="float" office:value="1.17236666666667">
            <text:p>1.17E+00</text:p>
          </table:table-cell>
          <table:table-cell office:value-type="float" office:value="0.6116">
            <text:p>6.12E-01</text:p>
          </table:table-cell>
          <table:table-cell office:value-type="float" office:value="0.6594">
            <text:p>6.59E-01</text:p>
          </table:table-cell>
          <table:table-cell office:value-type="float" office:value="1.4335">
            <text:p>1.43E+00</text:p>
          </table:table-cell>
          <table:table-cell office:value-type="float" office:value="1.086">
            <text:p>1.09E+00</text:p>
          </table:table-cell>
          <table:table-cell office:value-type="float" office:value="1.1645">
            <text:p>1.16E+00</text:p>
          </table:table-cell>
          <table:table-cell office:value-type="float" office:value="2.706">
            <text:p>2.71E+00</text:p>
          </table:table-cell>
          <table:table-cell office:value-type="float" office:value="0.3259">
            <text:p>3.26E-01</text:p>
          </table:table-cell>
        </table:table-row>
        <table:table-row table:style-name="ro1">
          <table:table-cell office:value-type="string">
            <text:p>Aqp1 </text:p>
          </table:table-cell>
          <table:table-cell office:value-type="float" office:value="3.015125">
            <text:p>3.02E+00</text:p>
          </table:table-cell>
          <table:table-cell office:value-type="float" office:value="1.28527571428571">
            <text:p>1.29E+00</text:p>
          </table:table-cell>
          <table:table-cell office:value-type="float" office:value="0.9642">
            <text:p>9.64E-01</text:p>
          </table:table-cell>
          <table:table-cell office:value-type="float" office:value="5.6115">
            <text:p>5.61E+00</text:p>
          </table:table-cell>
          <table:table-cell office:value-type="float" office:value="0.72115">
            <text:p>7.21E-01</text:p>
          </table:table-cell>
          <table:table-cell office:value-type="float" office:value="0.633066666666667">
            <text:p>6.33E-01</text:p>
          </table:table-cell>
          <table:table-cell office:value-type="float" office:value="0.597033333333333">
            <text:p>5.97E-01</text:p>
          </table:table-cell>
          <table:table-cell office:value-type="float" office:value="2.09033333333333">
            <text:p>2.09E+00</text:p>
          </table:table-cell>
          <table:table-cell office:value-type="float" office:value="1.0847">
            <text:p>1.08E+00</text:p>
          </table:table-cell>
          <table:table-cell office:value-type="float" office:value="1.2086">
            <text:p>1.21E+00</text:p>
          </table:table-cell>
          <table:table-cell office:value-type="float" office:value="0.1774">
            <text:p>1.77E-01</text:p>
          </table:table-cell>
          <table:table-cell office:value-type="float" office:value="1.2734">
            <text:p>1.27E+00</text:p>
          </table:table-cell>
          <table:table-cell office:value-type="float" office:value="2.0772">
            <text:p>2.08E+00</text:p>
          </table:table-cell>
          <table:table-cell office:value-type="float" office:value="0.536">
            <text:p>5.36E-01</text:p>
          </table:table-cell>
          <table:table-cell office:value-type="float" office:value="0.883833333333334">
            <text:p>8.84E-01</text:p>
          </table:table-cell>
          <table:table-cell office:value-type="float" office:value="2.74064666666667">
            <text:p>2.74E+00</text:p>
          </table:table-cell>
        </table:table-row>
        <table:table-row table:style-name="ro1">
          <table:table-cell office:value-type="string">
            <text:p>Bambi </text:p>
          </table:table-cell>
          <table:table-cell office:value-type="float" office:value="2.22204">
            <text:p>2.22E+00</text:p>
          </table:table-cell>
          <table:table-cell office:value-type="float" office:value="1.43105714285714">
            <text:p>1.43E+00</text:p>
          </table:table-cell>
          <table:table-cell office:value-type="float" office:value="0.778766666666667">
            <text:p>7.79E-01</text:p>
          </table:table-cell>
          <table:table-cell office:value-type="float" office:value="4.0056">
            <text:p>4.01E+00</text:p>
          </table:table-cell>
          <table:table-cell office:value-type="float" office:value="0.98955">
            <text:p>9.90E-01</text:p>
          </table:table-cell>
          <table:table-cell office:value-type="float" office:value="0.755333333333333">
            <text:p>7.55E-01</text:p>
          </table:table-cell>
          <table:table-cell office:value-type="float" office:value="0.809616666666667">
            <text:p>8.10E-01</text:p>
          </table:table-cell>
          <table:table-cell office:value-type="float" office:value="0.986233333333333">
            <text:p>9.86E-01</text:p>
          </table:table-cell>
          <table:table-cell office:value-type="float" office:value="0.735633333333333">
            <text:p>7.36E-01</text:p>
          </table:table-cell>
          <table:table-cell office:value-type="float" office:value="1.73246666666667">
            <text:p>1.73E+00</text:p>
          </table:table-cell>
          <table:table-cell office:value-type="float" office:value="0.2864">
            <text:p>2.86E-01</text:p>
          </table:table-cell>
          <table:table-cell office:value-type="float" office:value="1.08753333333333">
            <text:p>1.09E+00</text:p>
          </table:table-cell>
          <table:table-cell office:value-type="float" office:value="1.9974">
            <text:p>2.00E+00</text:p>
          </table:table-cell>
          <table:table-cell office:value-type="float" office:value="0.36125">
            <text:p>3.61E-01</text:p>
          </table:table-cell>
          <table:table-cell office:value-type="float" office:value="1.40853333333333">
            <text:p>1.41E+00</text:p>
          </table:table-cell>
          <table:table-cell office:value-type="float" office:value="2.37955333333333">
            <text:p>2.38E+00</text:p>
          </table:table-cell>
        </table:table-row>
        <table:table-row table:style-name="ro2">
          <table:table-cell office:value-type="string">
            <text:p>Bdnf </text:p>
          </table:table-cell>
          <table:table-cell office:value-type="float" office:value="1.88164">
            <text:p>1.88E+00</text:p>
          </table:table-cell>
          <table:table-cell office:value-type="float" office:value="0.472878571428572">
            <text:p>4.73E-01</text:p>
          </table:table-cell>
          <table:table-cell office:value-type="float" office:value="0.151133333333333">
            <text:p>1.51E-01</text:p>
          </table:table-cell>
          <table:table-cell office:value-type="float" office:value="1.87733">
            <text:p>1.88E+00</text:p>
          </table:table-cell>
          <table:table-cell office:value-type="float" office:value="0.4174">
            <text:p>4.17E-01</text:p>
          </table:table-cell>
          <table:table-cell office:value-type="float" office:value="0.238853333333333">
            <text:p>2.39E-01</text:p>
          </table:table-cell>
          <table:table-cell office:value-type="float" office:value="0.3325">
            <text:p>3.33E-01</text:p>
          </table:table-cell>
          <table:table-cell office:value-type="float" office:value="0.712663333333334">
            <text:p>7.13E-01</text:p>
          </table:table-cell>
          <table:table-cell office:value-type="float" office:value="0.392296666666667">
            <text:p>3.92E-01</text:p>
          </table:table-cell>
          <table:table-cell office:value-type="float" office:value="0.861166666666667">
            <text:p>8.61E-01</text:p>
          </table:table-cell>
          <table:table-cell office:value-type="float" office:value="0.371235">
            <text:p>3.71E-01</text:p>
          </table:table-cell>
          <table:table-cell office:value-type="float" office:value="1.65386666666667">
            <text:p>1.65E+00</text:p>
          </table:table-cell>
          <table:table-cell office:value-type="float" office:value="0.5902">
            <text:p>5.90E-01</text:p>
          </table:table-cell>
          <table:table-cell office:value-type="float" office:value="0.113945">
            <text:p>1.14E-01</text:p>
          </table:table-cell>
          <table:table-cell office:value-type="float" office:value="0.974136666666667">
            <text:p>9.74E-01</text:p>
          </table:table-cell>
          <table:table-cell office:value-type="float" office:value="0.51548">
            <text:p>5.15E-01</text:p>
          </table:table-cell>
        </table:table-row>
        <table:table-row table:style-name="ro1">
          <table:table-cell office:value-type="string">
            <text:p>Bmpr1a </text:p>
          </table:table-cell>
          <table:table-cell office:value-type="float" office:value="1.110975">
            <text:p>1.11E+00</text:p>
          </table:table-cell>
          <table:table-cell office:value-type="float" office:value="0.822016666666667">
            <text:p>8.22E-01</text:p>
          </table:table-cell>
          <table:table-cell office:value-type="float" office:value="1.09266666666667">
            <text:p>1.09E+00</text:p>
          </table:table-cell>
          <table:table-cell office:value-type="float" office:value="2.768">
            <text:p>2.77E+00</text:p>
          </table:table-cell>
          <table:table-cell office:value-type="float" office:value="0.61255">
            <text:p>6.13E-01</text:p>
          </table:table-cell>
          <table:table-cell office:value-type="float" office:value="0.828733333333333">
            <text:p>8.29E-01</text:p>
          </table:table-cell>
          <table:table-cell office:value-type="float" office:value="1.02976666666667">
            <text:p>1.03E+00</text:p>
          </table:table-cell>
          <table:table-cell office:value-type="float" office:value="1.13393333333333">
            <text:p>1.13E+00</text:p>
          </table:table-cell>
          <table:table-cell office:value-type="float" office:value="0.656333333333333">
            <text:p>6.56E-01</text:p>
          </table:table-cell>
          <table:table-cell office:value-type="float" office:value="1.71903333333333">
            <text:p>1.72E+00</text:p>
          </table:table-cell>
          <table:table-cell office:value-type="float" office:value="0.8205">
            <text:p>8.21E-01</text:p>
          </table:table-cell>
          <table:table-cell office:value-type="float" office:value="0.947966666666667">
            <text:p>9.48E-01</text:p>
          </table:table-cell>
          <table:table-cell office:value-type="float" office:value="2.8885">
            <text:p>2.89E+00</text:p>
          </table:table-cell>
          <table:table-cell office:value-type="float" office:value="1.0254">
            <text:p>1.03E+00</text:p>
          </table:table-cell>
          <table:table-cell office:value-type="float" office:value="0.800733333333334">
            <text:p>8.01E-01</text:p>
          </table:table-cell>
          <table:table-cell office:value-type="float" office:value="0.3121">
            <text:p>3.12E-01</text:p>
          </table:table-cell>
        </table:table-row>
        <table:table-row table:style-name="ro1">
          <table:table-cell office:value-type="string">
            <text:p>Bmpr1b </text:p>
          </table:table-cell>
          <table:table-cell office:value-type="float" office:value="1.51518">
            <text:p>1.52E+00</text:p>
          </table:table-cell>
          <table:table-cell office:value-type="float" office:value="0.51252">
            <text:p>5.13E-01</text:p>
          </table:table-cell>
          <table:table-cell office:value-type="float" office:value="0.2148">
            <text:p>2.15E-01</text:p>
          </table:table-cell>
          <table:table-cell office:value-type="float" office:value="1.69423333333333">
            <text:p>1.69E+00</text:p>
          </table:table-cell>
          <table:table-cell office:value-type="float" office:value="0.2206">
            <text:p>2.21E-01</text:p>
          </table:table-cell>
          <table:table-cell office:value-type="float" office:value="0.6684">
            <text:p>6.68E-01</text:p>
          </table:table-cell>
          <table:table-cell office:value-type="float" office:value="0.4307">
            <text:p>4.31E-01</text:p>
          </table:table-cell>
          <table:table-cell office:value-type="float" office:value="0.705533333333333">
            <text:p>7.06E-01</text:p>
          </table:table-cell>
          <table:table-cell office:value-type="float" office:value="0.332166666666667">
            <text:p>3.32E-01</text:p>
          </table:table-cell>
          <table:table-cell office:value-type="float" office:value="0.910833333333333">
            <text:p>9.11E-01</text:p>
          </table:table-cell>
          <table:table-cell office:value-type="float" office:value="0.7041">
            <text:p>7.04E-01</text:p>
          </table:table-cell>
          <table:table-cell office:value-type="float" office:value="1.01646666666667">
            <text:p>1.02E+00</text:p>
          </table:table-cell>
          <table:table-cell office:value-type="float" office:value="0.97295">
            <text:p>9.73E-01</text:p>
          </table:table-cell>
          <table:table-cell office:value-type="float" office:value="0.377">
            <text:p>3.77E-01</text:p>
          </table:table-cell>
          <table:table-cell office:value-type="float" office:value="0.688633333333333">
            <text:p>6.89E-01</text:p>
          </table:table-cell>
          <table:table-cell office:value-type="float" office:value="0.81915">
            <text:p>8.19E-01</text:p>
          </table:table-cell>
        </table:table-row>
        <table:table-row table:style-name="ro1">
          <table:table-cell office:value-type="string">
            <text:p>Ccl19 </text:p>
          </table:table-cell>
          <table:table-cell office:value-type="float" office:value="1">
            <text:p>1.00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Ccr4 </text:p>
          </table:table-cell>
          <table:table-cell office:value-type="float" office:value="2.40304">
            <text:p>2.40E+00</text:p>
          </table:table-cell>
          <table:table-cell office:value-type="float" office:value="0.642958333333333">
            <text:p>6.43E-01</text:p>
          </table:table-cell>
          <table:table-cell office:value-type="float" office:value="0.20435">
            <text:p>2.04E-01</text:p>
          </table:table-cell>
          <table:table-cell office:value-type="float" office:value="3.18966">
            <text:p>3.19E+00</text:p>
          </table:table-cell>
          <table:table-cell office:value-type="float" office:value="0.21475">
            <text:p>2.15E-01</text:p>
          </table:table-cell>
          <table:table-cell office:value-type="float" office:value="0.16738">
            <text:p>1.67E-01</text:p>
          </table:table-cell>
          <table:table-cell office:value-type="float" office:value="0.343192">
            <text:p>3.43E-01</text:p>
          </table:table-cell>
          <table:table-cell office:value-type="float" office:value="0.96163">
            <text:p>9.62E-01</text:p>
          </table:table-cell>
          <table:table-cell office:value-type="float" office:value="0.278146666666667">
            <text:p>2.78E-01</text:p>
          </table:table-cell>
          <table:table-cell office:value-type="float" office:value="0.641666666666667">
            <text:p>6.42E-01</text:p>
          </table:table-cell>
          <table:table-cell office:value-type="float" office:value="0.3116855">
            <text:p>3.12E-01</text:p>
          </table:table-cell>
          <table:table-cell office:value-type="float" office:value="1.1495">
            <text:p>1.15E+00</text:p>
          </table:table-cell>
          <table:table-cell office:value-type="float" office:value="0.523585">
            <text:p>5.24E-01</text:p>
          </table:table-cell>
          <table:table-cell office:value-type="float" office:value="0.10273">
            <text:p>1.03E-01</text:p>
          </table:table-cell>
          <table:table-cell office:value-type="float" office:value="1.07226666666667">
            <text:p>1.07E+00</text:p>
          </table:table-cell>
          <table:table-cell office:value-type="float" office:value="0.1925665">
            <text:p>1.93E-01</text:p>
          </table:table-cell>
        </table:table-row>
        <table:table-row table:style-name="ro1">
          <table:table-cell office:value-type="string">
            <text:p>Ccr5 </text:p>
          </table:table-cell>
          <table:table-cell office:value-type="float" office:value="3.88698">
            <text:p>3.89E+00</text:p>
          </table:table-cell>
          <table:table-cell office:value-type="float" office:value="1.10036666666667">
            <text:p>1.10E+00</text:p>
          </table:table-cell>
          <table:table-cell office:value-type="float" office:value="0.4678">
            <text:p>4.68E-01</text:p>
          </table:table-cell>
          <table:table-cell office:value-type="float" office:value="16.92">
            <text:p>1.69E+01</text:p>
          </table:table-cell>
          <table:table-cell office:value-type="float" office:value="0.78805">
            <text:p>7.88E-01</text:p>
          </table:table-cell>
          <table:table-cell office:value-type="float" office:value="0.2834">
            <text:p>2.83E-01</text:p>
          </table:table-cell>
          <table:table-cell office:value-type="float" office:value="0.293724">
            <text:p>2.94E-01</text:p>
          </table:table-cell>
          <table:table-cell office:value-type="float" office:value="1.12037333333333">
            <text:p>1.12E+00</text:p>
          </table:table-cell>
          <table:table-cell office:value-type="float" office:value="0.391046666666667">
            <text:p>3.91E-01</text:p>
          </table:table-cell>
          <table:table-cell office:value-type="float" office:value="0.966163333333333">
            <text:p>9.66E-01</text:p>
          </table:table-cell>
          <table:table-cell office:value-type="float" office:value="0.33821">
            <text:p>3.38E-01</text:p>
          </table:table-cell>
          <table:table-cell office:value-type="float" office:value="1.67586666666667">
            <text:p>1.68E+00</text:p>
          </table:table-cell>
          <table:table-cell office:value-type="float" office:value="0.7858">
            <text:p>7.86E-01</text:p>
          </table:table-cell>
          <table:table-cell office:value-type="float" office:value="0.130325">
            <text:p>1.30E-01</text:p>
          </table:table-cell>
          <table:table-cell office:value-type="float" office:value="1.3062">
            <text:p>1.31E+00</text:p>
          </table:table-cell>
          <table:table-cell office:value-type="float" office:value="0.676163666666667">
            <text:p>6.76E-01</text:p>
          </table:table-cell>
        </table:table-row>
        <table:table-row table:style-name="ro1">
          <table:table-cell office:value-type="string">
            <text:p>Ccr7 </text:p>
          </table:table-cell>
          <table:table-cell office:value-type="float" office:value="1">
            <text:p>1.00E+00</text:p>
          </table:table-cell>
          <table:table-cell office:value-type="float" office:value="7.55635">
            <text:p>7.56E+00</text:p>
          </table:table-cell>
          <table:table-cell office:value-type="float" office:value="2.393">
            <text:p>2.39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1.155">
            <text:p>1.16E+00</text:p>
          </table:table-cell>
          <table:table-cell office:value-type="float" office:value="0.06377">
            <text:p>6.38E-02</text:p>
          </table:table-cell>
          <table:table-cell office:value-type="float" office:value="2.47356666666667">
            <text:p>2.47E+00</text:p>
          </table:table-cell>
          <table:table-cell office:value-type="float" office:value="2.238">
            <text:p>2.24E+00</text:p>
          </table:table-cell>
          <table:table-cell office:value-type="float" office:value="10.16">
            <text:p>1.02E+01</text:p>
          </table:table-cell>
          <table:table-cell office:value-type="float" office:value="0.1185">
            <text:p>1.19E-01</text:p>
          </table:table-cell>
          <table:table-cell office:value-type="float" office:value="1.333">
            <text:p>1.33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6.798">
            <text:p>6.80E+00</text:p>
          </table:table-cell>
        </table:table-row>
        <table:table-row table:style-name="ro1">
          <table:table-cell office:value-type="string">
            <text:p>Ccr8 </text:p>
          </table:table-cell>
          <table:table-cell office:value-type="float" office:value="2.553552">
            <text:p>2.55E+00</text:p>
          </table:table-cell>
          <table:table-cell office:value-type="float" office:value="0.868804285714286">
            <text:p>8.69E-01</text:p>
          </table:table-cell>
          <table:table-cell office:value-type="float" office:value="0.52675">
            <text:p>5.27E-01</text:p>
          </table:table-cell>
          <table:table-cell office:value-type="float" office:value="4.0725">
            <text:p>4.07E+00</text:p>
          </table:table-cell>
          <table:table-cell office:value-type="float" office:value="0.7156">
            <text:p>7.16E-01</text:p>
          </table:table-cell>
          <table:table-cell office:value-type="float" office:value="0.28319">
            <text:p>2.83E-01</text:p>
          </table:table-cell>
          <table:table-cell office:value-type="float" office:value="0.540671">
            <text:p>5.41E-01</text:p>
          </table:table-cell>
          <table:table-cell office:value-type="float" office:value="0.822126666666667">
            <text:p>8.22E-01</text:p>
          </table:table-cell>
          <table:table-cell office:value-type="float" office:value="0.381426666666667">
            <text:p>3.81E-01</text:p>
          </table:table-cell>
          <table:table-cell office:value-type="float" office:value="1.04925">
            <text:p>1.05E+00</text:p>
          </table:table-cell>
          <table:table-cell office:value-type="float" office:value="0.355785">
            <text:p>3.56E-01</text:p>
          </table:table-cell>
          <table:table-cell office:value-type="float" office:value="2.17133333333333">
            <text:p>2.17E+00</text:p>
          </table:table-cell>
          <table:table-cell office:value-type="float" office:value="0.315665">
            <text:p>3.16E-01</text:p>
          </table:table-cell>
          <table:table-cell office:value-type="float" office:value="0.151555">
            <text:p>1.52E-01</text:p>
          </table:table-cell>
          <table:table-cell office:value-type="float" office:value="1.1944">
            <text:p>1.19E+00</text:p>
          </table:table-cell>
          <table:table-cell office:value-type="float" office:value="0.4122545">
            <text:p>4.12E-01</text:p>
          </table:table-cell>
        </table:table-row>
        <table:table-row table:style-name="ro1">
          <table:table-cell office:value-type="string">
            <text:p>Cdh11 </text:p>
          </table:table-cell>
          <table:table-cell office:value-type="float" office:value="1.14138">
            <text:p>1.14E+00</text:p>
          </table:table-cell>
          <table:table-cell office:value-type="float" office:value="0.562885714285714">
            <text:p>5.63E-01</text:p>
          </table:table-cell>
          <table:table-cell office:value-type="float" office:value="0.825">
            <text:p>8.25E-01</text:p>
          </table:table-cell>
          <table:table-cell office:value-type="float" office:value="1.34796666666667">
            <text:p>1.35E+00</text:p>
          </table:table-cell>
          <table:table-cell office:value-type="float" office:value="1.01675">
            <text:p>1.02E+00</text:p>
          </table:table-cell>
          <table:table-cell office:value-type="float" office:value="0.546333333333333">
            <text:p>5.46E-01</text:p>
          </table:table-cell>
          <table:table-cell office:value-type="float" office:value="0.940866666666667">
            <text:p>9.41E-01</text:p>
          </table:table-cell>
          <table:table-cell office:value-type="float" office:value="1.105">
            <text:p>1.11E+00</text:p>
          </table:table-cell>
          <table:table-cell office:value-type="float" office:value="0.714466666666667">
            <text:p>7.14E-01</text:p>
          </table:table-cell>
          <table:table-cell office:value-type="float" office:value="0.269256666666667">
            <text:p>2.69E-01</text:p>
          </table:table-cell>
          <table:table-cell office:value-type="float" office:value="0.5573">
            <text:p>5.57E-01</text:p>
          </table:table-cell>
          <table:table-cell office:value-type="float" office:value="0.855366666666667">
            <text:p>8.55E-01</text:p>
          </table:table-cell>
          <table:table-cell office:value-type="float" office:value="2.4607">
            <text:p>2.46E+00</text:p>
          </table:table-cell>
          <table:table-cell office:value-type="float" office:value="1.23415">
            <text:p>1.23E+00</text:p>
          </table:table-cell>
          <table:table-cell office:value-type="float" office:value="0.805666666666667">
            <text:p>8.06E-01</text:p>
          </table:table-cell>
          <table:table-cell office:value-type="float" office:value="0.333466666666667">
            <text:p>3.33E-01</text:p>
          </table:table-cell>
        </table:table-row>
        <table:table-row table:style-name="ro1">
          <table:table-cell office:value-type="string">
            <text:p>Cdh2 </text:p>
          </table:table-cell>
          <table:table-cell office:value-type="float" office:value="1.01956">
            <text:p>1.02E+00</text:p>
          </table:table-cell>
          <table:table-cell office:value-type="float" office:value="0.551128571428572">
            <text:p>5.51E-01</text:p>
          </table:table-cell>
          <table:table-cell office:value-type="float" office:value="0.455966666666667">
            <text:p>4.56E-01</text:p>
          </table:table-cell>
          <table:table-cell office:value-type="float" office:value="1.17803333333333">
            <text:p>1.18E+00</text:p>
          </table:table-cell>
          <table:table-cell office:value-type="float" office:value="0.56085">
            <text:p>5.61E-01</text:p>
          </table:table-cell>
          <table:table-cell office:value-type="float" office:value="1.59013333333333">
            <text:p>1.59E+00</text:p>
          </table:table-cell>
          <table:table-cell office:value-type="float" office:value="0.467633333333333">
            <text:p>4.68E-01</text:p>
          </table:table-cell>
          <table:table-cell office:value-type="float" office:value="0.683366666666667">
            <text:p>6.83E-01</text:p>
          </table:table-cell>
          <table:table-cell office:value-type="float" office:value="0.430833333333333">
            <text:p>4.31E-01</text:p>
          </table:table-cell>
          <table:table-cell office:value-type="float" office:value="0.503366666666667">
            <text:p>5.03E-01</text:p>
          </table:table-cell>
          <table:table-cell office:value-type="float" office:value="0.9571">
            <text:p>9.57E-01</text:p>
          </table:table-cell>
          <table:table-cell office:value-type="float" office:value="1.18736666666667">
            <text:p>1.19E+00</text:p>
          </table:table-cell>
          <table:table-cell office:value-type="float" office:value="1.1413">
            <text:p>1.14E+00</text:p>
          </table:table-cell>
          <table:table-cell office:value-type="float" office:value="0.59345">
            <text:p>5.93E-01</text:p>
          </table:table-cell>
          <table:table-cell office:value-type="float" office:value="0.867">
            <text:p>8.67E-01</text:p>
          </table:table-cell>
          <table:table-cell office:value-type="float" office:value="0.289766666666667">
            <text:p>2.90E-01</text:p>
          </table:table-cell>
        </table:table-row>
        <table:table-row table:style-name="ro1">
          <table:table-cell office:value-type="string">
            <text:p>Cdh6 </text:p>
          </table:table-cell>
          <table:table-cell office:value-type="float" office:value="1.08663333333333">
            <text:p>1.09E+00</text:p>
          </table:table-cell>
          <table:table-cell office:value-type="float" office:value="0.59084">
            <text:p>5.91E-01</text:p>
          </table:table-cell>
          <table:table-cell office:value-type="float" office:value="1.2097">
            <text:p>1.21E+00</text:p>
          </table:table-cell>
          <table:table-cell office:value-type="float" office:value="2.58">
            <text:p>2.58E+00</text:p>
          </table:table-cell>
          <table:table-cell office:value-type="float" office:value="0.3021">
            <text:p>3.02E-01</text:p>
          </table:table-cell>
          <table:table-cell office:value-type="float" office:value="2.06583333333333">
            <text:p>2.07E+00</text:p>
          </table:table-cell>
          <table:table-cell office:value-type="float" office:value="0.46585">
            <text:p>4.66E-01</text:p>
          </table:table-cell>
          <table:table-cell office:value-type="float" office:value="0.672">
            <text:p>6.72E-01</text:p>
          </table:table-cell>
          <table:table-cell office:value-type="float" office:value="0.945233333333333">
            <text:p>9.45E-01</text:p>
          </table:table-cell>
          <table:table-cell office:value-type="float" office:value="0.5072">
            <text:p>5.07E-01</text:p>
          </table:table-cell>
          <table:table-cell office:value-type="float" office:value="0.7469">
            <text:p>7.47E-01</text:p>
          </table:table-cell>
          <table:table-cell office:value-type="float" office:value="3.1444">
            <text:p>3.14E+00</text:p>
          </table:table-cell>
          <table:table-cell office:value-type="float" office:value="2.0665">
            <text:p>2.07E+00</text:p>
          </table:table-cell>
          <table:table-cell office:value-type="float" office:value="0.4115">
            <text:p>4.12E-01</text:p>
          </table:table-cell>
          <table:table-cell office:value-type="float" office:value="0.8006">
            <text:p>8.01E-01</text:p>
          </table:table-cell>
          <table:table-cell office:value-type="float" office:value="1.2115">
            <text:p>1.21E+00</text:p>
          </table:table-cell>
        </table:table-row>
        <table:table-row table:style-name="ro1">
          <table:table-cell office:value-type="string">
            <text:p>Cdh7 </text:p>
          </table:table-cell>
          <table:table-cell office:value-type="float" office:value="1.0377">
            <text:p>1.04E+00</text:p>
          </table:table-cell>
          <table:table-cell office:value-type="float" office:value="0.452828571428571">
            <text:p>4.53E-01</text:p>
          </table:table-cell>
          <table:table-cell office:value-type="float" office:value="1.06216666666667">
            <text:p>1.06E+00</text:p>
          </table:table-cell>
          <table:table-cell office:value-type="float" office:value="1.7294">
            <text:p>1.73E+00</text:p>
          </table:table-cell>
          <table:table-cell office:value-type="float" office:value="0.67705">
            <text:p>6.77E-01</text:p>
          </table:table-cell>
          <table:table-cell office:value-type="float" office:value="2.7297">
            <text:p>2.73E+00</text:p>
          </table:table-cell>
          <table:table-cell office:value-type="float" office:value="0.462533333333333">
            <text:p>4.63E-01</text:p>
          </table:table-cell>
          <table:table-cell office:value-type="float" office:value="0.742">
            <text:p>7.42E-01</text:p>
          </table:table-cell>
          <table:table-cell office:value-type="float" office:value="1.36133333333333">
            <text:p>1.36E+00</text:p>
          </table:table-cell>
          <table:table-cell office:value-type="float" office:value="0.443366666666667">
            <text:p>4.43E-01</text:p>
          </table:table-cell>
          <table:table-cell office:value-type="float" office:value="0.52135">
            <text:p>5.21E-01</text:p>
          </table:table-cell>
          <table:table-cell office:value-type="float" office:value="0.8151">
            <text:p>8.15E-01</text:p>
          </table:table-cell>
          <table:table-cell office:value-type="float" office:value="1.8122">
            <text:p>1.81E+00</text:p>
          </table:table-cell>
          <table:table-cell office:value-type="float" office:value="0.6197">
            <text:p>6.20E-01</text:p>
          </table:table-cell>
          <table:table-cell office:value-type="float" office:value="0.644133333333333">
            <text:p>6.44E-01</text:p>
          </table:table-cell>
          <table:table-cell office:value-type="float" office:value="0.341066666666667">
            <text:p>3.41E-01</text:p>
          </table:table-cell>
        </table:table-row>
        <table:table-row table:style-name="ro1">
          <table:table-cell office:value-type="string">
            <text:p>Cfc1b </text:p>
          </table:table-cell>
          <table:table-cell office:value-type="float" office:value="2.75918">
            <text:p>2.76E+00</text:p>
          </table:table-cell>
          <table:table-cell office:value-type="float" office:value="0.933866666666667">
            <text:p>9.34E-01</text:p>
          </table:table-cell>
          <table:table-cell office:value-type="float" office:value="0.8419">
            <text:p>8.42E-01</text:p>
          </table:table-cell>
          <table:table-cell office:value-type="float" office:value="3.08336666666667">
            <text:p>3.08E+00</text:p>
          </table:table-cell>
          <table:table-cell office:value-type="float" office:value="0.7153">
            <text:p>7.15E-01</text:p>
          </table:table-cell>
          <table:table-cell office:value-type="float" office:value="0.4969">
            <text:p>4.97E-01</text:p>
          </table:table-cell>
          <table:table-cell office:value-type="float" office:value="0.175">
            <text:p>1.75E-01</text:p>
          </table:table-cell>
          <table:table-cell office:value-type="float" office:value="0.146">
            <text:p>1.46E-01</text:p>
          </table:table-cell>
          <table:table-cell office:value-type="float" office:value="0.7208">
            <text:p>7.21E-01</text:p>
          </table:table-cell>
          <table:table-cell office:value-type="float" office:value="1.2515">
            <text:p>1.25E+00</text:p>
          </table:table-cell>
          <table:table-cell office:value-type="float" office:value="0.19255">
            <text:p>1.93E-01</text:p>
          </table:table-cell>
          <table:table-cell office:value-type="float" office:value="1.16533333333333">
            <text:p>1.17E+00</text:p>
          </table:table-cell>
          <table:table-cell office:value-type="float" office:value="1.9367">
            <text:p>1.94E+00</text:p>
          </table:table-cell>
          <table:table-cell office:value-type="float" office:value="0.19645">
            <text:p>1.96E-01</text:p>
          </table:table-cell>
          <table:table-cell office:value-type="float" office:value="0.5578">
            <text:p>5.58E-01</text:p>
          </table:table-cell>
          <table:table-cell office:value-type="float" office:value="1.45164">
            <text:p>1.45E+00</text:p>
          </table:table-cell>
        </table:table-row>
        <table:table-row table:style-name="ro1">
          <table:table-cell office:value-type="string">
            <text:p>Col2a1 </text:p>
          </table:table-cell>
          <table:table-cell office:value-type="float" office:value="1.06876">
            <text:p>1.07E+00</text:p>
          </table:table-cell>
          <table:table-cell office:value-type="float" office:value="0.42853">
            <text:p>4.29E-01</text:p>
          </table:table-cell>
          <table:table-cell office:value-type="float" office:value="0.8271">
            <text:p>8.27E-01</text:p>
          </table:table-cell>
          <table:table-cell office:value-type="float" office:value="1.45166666666667">
            <text:p>1.45E+00</text:p>
          </table:table-cell>
          <table:table-cell office:value-type="float" office:value="0.65905">
            <text:p>6.59E-01</text:p>
          </table:table-cell>
          <table:table-cell office:value-type="float" office:value="0.7351">
            <text:p>7.35E-01</text:p>
          </table:table-cell>
          <table:table-cell office:value-type="float" office:value="0.889866666666667">
            <text:p>8.90E-01</text:p>
          </table:table-cell>
          <table:table-cell office:value-type="float" office:value="1.78666666666667">
            <text:p>1.79E+00</text:p>
          </table:table-cell>
          <table:table-cell office:value-type="float" office:value="1.39366666666667">
            <text:p>1.39E+00</text:p>
          </table:table-cell>
          <table:table-cell office:value-type="float" office:value="0.499366666666667">
            <text:p>4.99E-01</text:p>
          </table:table-cell>
          <table:table-cell office:value-type="float" office:value="0.94215">
            <text:p>9.42E-01</text:p>
          </table:table-cell>
          <table:table-cell office:value-type="float" office:value="1.92076666666667">
            <text:p>1.92E+00</text:p>
          </table:table-cell>
          <table:table-cell office:value-type="float" office:value="1.305">
            <text:p>1.31E+00</text:p>
          </table:table-cell>
          <table:table-cell office:value-type="float" office:value="0.76785">
            <text:p>7.68E-01</text:p>
          </table:table-cell>
          <table:table-cell office:value-type="float" office:value="1.39396666666667">
            <text:p>1.39E+00</text:p>
          </table:table-cell>
          <table:table-cell office:value-type="float" office:value="0.7163">
            <text:p>7.16E-01</text:p>
          </table:table-cell>
        </table:table-row>
        <table:table-row table:style-name="ro1">
          <table:table-cell office:value-type="string">
            <text:p>Cxcl12 </text:p>
          </table:table-cell>
          <table:table-cell office:value-type="float" office:value="1.32972">
            <text:p>1.33E+00</text:p>
          </table:table-cell>
          <table:table-cell office:value-type="float" office:value="0.628498571428571">
            <text:p>6.28E-01</text:p>
          </table:table-cell>
          <table:table-cell office:value-type="float" office:value="0.204233333333333">
            <text:p>2.04E-01</text:p>
          </table:table-cell>
          <table:table-cell office:value-type="float" office:value="0.9535">
            <text:p>9.54E-01</text:p>
          </table:table-cell>
          <table:table-cell office:value-type="float" office:value="0.78815">
            <text:p>7.88E-01</text:p>
          </table:table-cell>
          <table:table-cell office:value-type="float" office:value="0.5399">
            <text:p>5.40E-01</text:p>
          </table:table-cell>
          <table:table-cell office:value-type="float" office:value="0.1113">
            <text:p>1.11E-01</text:p>
          </table:table-cell>
          <table:table-cell office:value-type="float" office:value="0.585733333333333">
            <text:p>5.86E-01</text:p>
          </table:table-cell>
          <table:table-cell office:value-type="float" office:value="0.204056666666667">
            <text:p>2.04E-01</text:p>
          </table:table-cell>
          <table:table-cell office:value-type="float" office:value="0.427785">
            <text:p>4.28E-01</text:p>
          </table:table-cell>
          <table:table-cell office:value-type="float" office:value="0.30055">
            <text:p>3.01E-01</text:p>
          </table:table-cell>
          <table:table-cell office:value-type="float" office:value="0.7526">
            <text:p>7.53E-01</text:p>
          </table:table-cell>
          <table:table-cell office:value-type="float" office:value="0.7049">
            <text:p>7.05E-01</text:p>
          </table:table-cell>
          <table:table-cell office:value-type="float" office:value="0.2941">
            <text:p>2.94E-01</text:p>
          </table:table-cell>
          <table:table-cell office:value-type="float" office:value="0.9417">
            <text:p>9.42E-01</text:p>
          </table:table-cell>
          <table:table-cell office:value-type="float" office:value="0.56431">
            <text:p>5.64E-01</text:p>
          </table:table-cell>
        </table:table-row>
        <table:table-row table:style-name="ro1">
          <table:table-cell office:value-type="string">
            <text:p>Cxcr4 </text:p>
          </table:table-cell>
          <table:table-cell office:value-type="float" office:value="1.4848">
            <text:p>1.48E+00</text:p>
          </table:table-cell>
          <table:table-cell office:value-type="float" office:value="0.724314285714286">
            <text:p>7.24E-01</text:p>
          </table:table-cell>
          <table:table-cell office:value-type="float" office:value="0.7843">
            <text:p>7.84E-01</text:p>
          </table:table-cell>
          <table:table-cell office:value-type="float" office:value="2.29533333333333">
            <text:p>2.30E+00</text:p>
          </table:table-cell>
          <table:table-cell office:value-type="float" office:value="0.77915">
            <text:p>7.79E-01</text:p>
          </table:table-cell>
          <table:table-cell office:value-type="float" office:value="1.42326666666667">
            <text:p>1.42E+00</text:p>
          </table:table-cell>
          <table:table-cell office:value-type="float" office:value="0.706233333333333">
            <text:p>7.06E-01</text:p>
          </table:table-cell>
          <table:table-cell office:value-type="float" office:value="0.9051">
            <text:p>9.05E-01</text:p>
          </table:table-cell>
          <table:table-cell office:value-type="float" office:value="0.925133333333334">
            <text:p>9.25E-01</text:p>
          </table:table-cell>
          <table:table-cell office:value-type="float" office:value="0.963766666666667">
            <text:p>9.64E-01</text:p>
          </table:table-cell>
          <table:table-cell office:value-type="float" office:value="0.419">
            <text:p>4.19E-01</text:p>
          </table:table-cell>
          <table:table-cell office:value-type="float" office:value="1.5192">
            <text:p>1.52E+00</text:p>
          </table:table-cell>
          <table:table-cell office:value-type="float" office:value="1.37135">
            <text:p>1.37E+00</text:p>
          </table:table-cell>
          <table:table-cell office:value-type="float" office:value="0.4866">
            <text:p>4.87E-01</text:p>
          </table:table-cell>
          <table:table-cell office:value-type="float" office:value="1.07073333333333">
            <text:p>1.07E+00</text:p>
          </table:table-cell>
          <table:table-cell office:value-type="float" office:value="1.0738">
            <text:p>1.07E+00</text:p>
          </table:table-cell>
        </table:table-row>
        <table:table-row table:style-name="ro1">
          <table:table-cell office:value-type="string">
            <text:p>Cxcr5 </text:p>
          </table:table-cell>
          <table:table-cell office:value-type="float" office:value="2.16182">
            <text:p>2.16E+00</text:p>
          </table:table-cell>
          <table:table-cell office:value-type="float" office:value="0.513642857142857">
            <text:p>5.14E-01</text:p>
          </table:table-cell>
          <table:table-cell office:value-type="float" office:value="0.21165">
            <text:p>2.12E-01</text:p>
          </table:table-cell>
          <table:table-cell office:value-type="float" office:value="1.30713">
            <text:p>1.31E+00</text:p>
          </table:table-cell>
          <table:table-cell office:value-type="float" office:value="0.6017">
            <text:p>6.02E-01</text:p>
          </table:table-cell>
          <table:table-cell office:value-type="float" office:value="0.437">
            <text:p>4.37E-01</text:p>
          </table:table-cell>
          <table:table-cell office:value-type="float" office:value="0.33089">
            <text:p>3.31E-01</text:p>
          </table:table-cell>
          <table:table-cell office:value-type="float" office:value="0.789513333333333">
            <text:p>7.90E-01</text:p>
          </table:table-cell>
          <table:table-cell office:value-type="float" office:value="0.401786666666667">
            <text:p>4.02E-01</text:p>
          </table:table-cell>
          <table:table-cell office:value-type="float" office:value="0.502956666666667">
            <text:p>5.03E-01</text:p>
          </table:table-cell>
          <table:table-cell office:value-type="float" office:value="0.383375">
            <text:p>3.83E-01</text:p>
          </table:table-cell>
          <table:table-cell office:value-type="float" office:value="1.46276666666667">
            <text:p>1.46E+00</text:p>
          </table:table-cell>
          <table:table-cell office:value-type="float" office:value="0.955005">
            <text:p>9.55E-01</text:p>
          </table:table-cell>
          <table:table-cell office:value-type="float" office:value="0.0931435">
            <text:p>9.31E-02</text:p>
          </table:table-cell>
          <table:table-cell office:value-type="float" office:value="0.935533333333333">
            <text:p>9.36E-01</text:p>
          </table:table-cell>
          <table:table-cell office:value-type="float" office:value="0.352534333333333">
            <text:p>3.53E-01</text:p>
          </table:table-cell>
        </table:table-row>
        <table:table-row table:style-name="ro1">
          <table:table-cell office:value-type="string">
            <text:p>Dlx5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2">
          <table:table-cell office:value-type="string">
            <text:p>Dsp </text:p>
          </table:table-cell>
          <table:table-cell office:value-type="float" office:value="1.117475">
            <text:p>1.12E+00</text:p>
          </table:table-cell>
          <table:table-cell office:value-type="float" office:value="0.85105">
            <text:p>8.51E-01</text:p>
          </table:table-cell>
          <table:table-cell office:value-type="float" office:value="1.10065">
            <text:p>1.10E+00</text:p>
          </table:table-cell>
          <table:table-cell office:value-type="float" office:value="2.37465">
            <text:p>2.37E+00</text:p>
          </table:table-cell>
          <table:table-cell office:value-type="float" office:value="0.618">
            <text:p>6.18E-01</text:p>
          </table:table-cell>
          <table:table-cell office:value-type="float" office:value="0.62325">
            <text:p>6.23E-01</text:p>
          </table:table-cell>
          <table:table-cell office:value-type="float" office:value="1.17896666666667">
            <text:p>1.18E+00</text:p>
          </table:table-cell>
          <table:table-cell office:value-type="float" office:value="0.78405">
            <text:p>7.84E-01</text:p>
          </table:table-cell>
          <table:table-cell office:value-type="float" office:value="1.217">
            <text:p>1.22E+00</text:p>
          </table:table-cell>
          <table:table-cell office:value-type="float" office:value="0.4704">
            <text:p>4.70E-01</text:p>
          </table:table-cell>
          <table:table-cell office:value-type="float" office:value="1.039">
            <text:p>1.04E+00</text:p>
          </table:table-cell>
          <table:table-cell office:value-type="float" office:value="1.55345">
            <text:p>1.55E+00</text:p>
          </table:table-cell>
          <table:table-cell office:value-type="float" office:value="1.564">
            <text:p>1.56E+00</text:p>
          </table:table-cell>
          <table:table-cell office:value-type="float" office:value="0.32397">
            <text:p>3.24E-01</text:p>
          </table:table-cell>
          <table:table-cell office:value-type="float" office:value="1.1278">
            <text:p>1.13E+00</text:p>
          </table:table-cell>
          <table:table-cell office:value-type="float" office:value="2.9053">
            <text:p>2.91E+00</text:p>
          </table:table-cell>
        </table:table-row>
        <table:table-row table:style-name="ro2">
          <table:table-cell office:value-type="string">
            <text:p>Ednra </text:p>
          </table:table-cell>
          <table:table-cell office:value-type="float" office:value="1.0211">
            <text:p>1.02E+00</text:p>
          </table:table-cell>
          <table:table-cell office:value-type="float" office:value="0.2479875">
            <text:p>2.48E-01</text:p>
          </table:table-cell>
          <table:table-cell office:value-type="float" office:value="0.2569">
            <text:p>2.57E-01</text:p>
          </table:table-cell>
          <table:table-cell office:value-type="float" office:value="0.8372">
            <text:p>8.37E-01</text:p>
          </table:table-cell>
          <table:table-cell office:value-type="float" office:value="0.5579">
            <text:p>5.58E-01</text:p>
          </table:table-cell>
          <table:table-cell office:value-type="float" office:value="0.666033333333333">
            <text:p>6.66E-01</text:p>
          </table:table-cell>
          <table:table-cell office:value-type="float" office:value="0.6124">
            <text:p>6.12E-01</text:p>
          </table:table-cell>
          <table:table-cell office:value-type="float" office:value="0.5957">
            <text:p>5.96E-01</text:p>
          </table:table-cell>
          <table:table-cell office:value-type="float" office:value="0.04468">
            <text:p>4.47E-02</text:p>
          </table:table-cell>
          <table:table-cell table:formula="of:={#DIV/0!}" office:value-type="float" office:value="0">
            <text:p>#DIV/0!</text:p>
          </table:table-cell>
          <table:table-cell office:value-type="float" office:value="0.32165">
            <text:p>3.22E-01</text:p>
          </table:table-cell>
          <table:table-cell office:value-type="float" office:value="0.6252">
            <text:p>6.25E-01</text:p>
          </table:table-cell>
          <table:table-cell office:value-type="float" office:value="1.399">
            <text:p>1.40E+00</text:p>
          </table:table-cell>
          <table:table-cell office:value-type="float" office:value="0.4111">
            <text:p>4.11E-01</text:p>
          </table:table-cell>
          <table:table-cell office:value-type="float" office:value="0.6869">
            <text:p>6.87E-01</text:p>
          </table:table-cell>
          <table:table-cell office:value-type="float" office:value="0.06572">
            <text:p>6.57E-02</text:p>
          </table:table-cell>
        </table:table-row>
        <table:table-row table:style-name="ro1">
          <table:table-cell office:value-type="string">
            <text:p>Elav4 </text:p>
          </table:table-cell>
          <table:table-cell office:value-type="float" office:value="3.63805">
            <text:p>3.64E+00</text:p>
          </table:table-cell>
          <table:table-cell office:value-type="float" office:value="0.208553333333333">
            <text:p>2.09E-01</text:p>
          </table:table-cell>
          <table:table-cell office:value-type="float" office:value="0.3633">
            <text:p>3.63E-01</text:p>
          </table:table-cell>
          <table:table-cell office:value-type="float" office:value="0.1819">
            <text:p>1.82E-01</text:p>
          </table:table-cell>
          <table:table-cell office:value-type="float" office:value="0.6381">
            <text:p>6.38E-01</text:p>
          </table:table-cell>
          <table:table-cell office:value-type="float" office:value="0.17625">
            <text:p>1.76E-01</text:p>
          </table:table-cell>
          <table:table-cell office:value-type="float" office:value="0.287966666666667">
            <text:p>2.88E-01</text:p>
          </table:table-cell>
          <table:table-cell office:value-type="float" office:value="0.06932">
            <text:p>6.93E-02</text:p>
          </table:table-cell>
          <table:table-cell office:value-type="float" office:value="0.20415">
            <text:p>2.04E-01</text:p>
          </table:table-cell>
          <table:table-cell office:value-type="float" office:value="0.48305">
            <text:p>4.83E-01</text:p>
          </table:table-cell>
          <table:table-cell office:value-type="float" office:value="0.09836">
            <text:p>9.84E-02</text:p>
          </table:table-cell>
          <table:table-cell office:value-type="float" office:value="0.3708">
            <text:p>3.71E-01</text:p>
          </table:table-cell>
          <table:table-cell office:value-type="float" office:value="0.2676">
            <text:p>2.68E-01</text:p>
          </table:table-cell>
          <table:table-cell office:value-type="float" office:value="0.06735">
            <text:p>6.74E-02</text:p>
          </table:table-cell>
          <table:table-cell office:value-type="float" office:value="0.4564">
            <text:p>4.56E-01</text:p>
          </table:table-cell>
          <table:table-cell office:value-type="float" office:value="0.08455">
            <text:p>8.46E-02</text:p>
          </table:table-cell>
        </table:table-row>
        <table:table-row table:style-name="ro1">
          <table:table-cell office:value-type="string">
            <text:p>Epha1 </text:p>
          </table:table-cell>
          <table:table-cell office:value-type="float" office:value="1">
            <text:p>1.00E+00</text:p>
          </table:table-cell>
          <table:table-cell office:value-type="float" office:value="0.828025">
            <text:p>8.28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2805">
            <text:p>2.81E-01</text:p>
          </table:table-cell>
          <table:table-cell office:value-type="float" office:value="0.081565">
            <text:p>8.16E-02</text:p>
          </table:table-cell>
          <table:table-cell office:value-type="float" office:value="0.1456">
            <text:p>1.46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237">
            <text:p>1.24E-01</text:p>
          </table:table-cell>
          <table:table-cell office:value-type="float" office:value="2.553">
            <text:p>2.55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0.3915">
            <text:p>3.92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03439">
            <text:p>3.44E-02</text:p>
          </table:table-cell>
        </table:table-row>
        <table:table-row table:style-name="ro1">
          <table:table-cell office:value-type="string">
            <text:p>Epha2 </text:p>
          </table:table-cell>
          <table:table-cell office:value-type="float" office:value="1.16835">
            <text:p>1.17E+00</text:p>
          </table:table-cell>
          <table:table-cell office:value-type="float" office:value="0.983781428571429">
            <text:p>9.84E-01</text:p>
          </table:table-cell>
          <table:table-cell office:value-type="float" office:value="0.716333333333333">
            <text:p>7.16E-01</text:p>
          </table:table-cell>
          <table:table-cell office:value-type="float" office:value="2.86666666666667">
            <text:p>2.87E+00</text:p>
          </table:table-cell>
          <table:table-cell office:value-type="float" office:value="1.1936">
            <text:p>1.19E+00</text:p>
          </table:table-cell>
          <table:table-cell office:value-type="float" office:value="1.41223333333333">
            <text:p>1.41E+00</text:p>
          </table:table-cell>
          <table:table-cell office:value-type="float" office:value="0.992533333333333">
            <text:p>9.93E-01</text:p>
          </table:table-cell>
          <table:table-cell office:value-type="float" office:value="1.87433333333333">
            <text:p>1.87E+00</text:p>
          </table:table-cell>
          <table:table-cell office:value-type="float" office:value="1.03553333333333">
            <text:p>1.04E+00</text:p>
          </table:table-cell>
          <table:table-cell office:value-type="float" office:value="0.7046">
            <text:p>7.05E-01</text:p>
          </table:table-cell>
          <table:table-cell office:value-type="float" office:value="0.5604">
            <text:p>5.60E-01</text:p>
          </table:table-cell>
          <table:table-cell office:value-type="float" office:value="2.60833333333333">
            <text:p>2.61E+00</text:p>
          </table:table-cell>
          <table:table-cell office:value-type="float" office:value="1.19">
            <text:p>1.19E+00</text:p>
          </table:table-cell>
          <table:table-cell office:value-type="float" office:value="0.73005">
            <text:p>7.30E-01</text:p>
          </table:table-cell>
          <table:table-cell office:value-type="float" office:value="1.6459">
            <text:p>1.65E+00</text:p>
          </table:table-cell>
          <table:table-cell office:value-type="float" office:value="0.8371">
            <text:p>8.37E-01</text:p>
          </table:table-cell>
        </table:table-row>
        <table:table-row table:style-name="ro1">
          <table:table-cell office:value-type="string">
            <text:p>Epha3 </text:p>
          </table:table-cell>
          <table:table-cell office:value-type="float" office:value="1.23536666666667">
            <text:p>1.24E+00</text:p>
          </table:table-cell>
          <table:table-cell office:value-type="float" office:value="0.40455">
            <text:p>4.05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7859">
            <text:p>7.86E-01</text:p>
          </table:table-cell>
          <table:table-cell office:value-type="float" office:value="0.52035">
            <text:p>5.20E-01</text:p>
          </table:table-cell>
          <table:table-cell office:value-type="float" office:value="1.1513">
            <text:p>1.15E+00</text:p>
          </table:table-cell>
          <table:table-cell office:value-type="float" office:value="0.070495">
            <text:p>7.05E-02</text:p>
          </table:table-cell>
          <table:table-cell office:value-type="float" office:value="0.771066666666667">
            <text:p>7.71E-01</text:p>
          </table:table-cell>
          <table:table-cell office:value-type="float" office:value="0.251395">
            <text:p>2.51E-01</text:p>
          </table:table-cell>
          <table:table-cell office:value-type="float" office:value="0.1032">
            <text:p>1.03E-01</text:p>
          </table:table-cell>
          <table:table-cell office:value-type="float" office:value="0.22515">
            <text:p>2.25E-01</text:p>
          </table:table-cell>
          <table:table-cell office:value-type="float" office:value="0.2302">
            <text:p>2.30E-01</text:p>
          </table:table-cell>
          <table:table-cell office:value-type="float" office:value="0.2944">
            <text:p>2.94E-01</text:p>
          </table:table-cell>
          <table:table-cell office:value-type="float" office:value="0.19835">
            <text:p>1.98E-01</text:p>
          </table:table-cell>
          <table:table-cell office:value-type="float" office:value="0.63595">
            <text:p>6.36E-01</text:p>
          </table:table-cell>
          <table:table-cell office:value-type="float" office:value="0.29365">
            <text:p>2.94E-01</text:p>
          </table:table-cell>
        </table:table-row>
        <table:table-row table:style-name="ro1">
          <table:table-cell office:value-type="string">
            <text:p>Epha4 </text:p>
          </table:table-cell>
          <table:table-cell office:value-type="float" office:value="1.22406">
            <text:p>1.22E+00</text:p>
          </table:table-cell>
          <table:table-cell office:value-type="float" office:value="0.83008">
            <text:p>8.30E-01</text:p>
          </table:table-cell>
          <table:table-cell office:value-type="float" office:value="0.852133333333333">
            <text:p>8.52E-01</text:p>
          </table:table-cell>
          <table:table-cell office:value-type="float" office:value="2.007">
            <text:p>2.01E+00</text:p>
          </table:table-cell>
          <table:table-cell office:value-type="float" office:value="0.72085">
            <text:p>7.21E-01</text:p>
          </table:table-cell>
          <table:table-cell office:value-type="float" office:value="1.82726666666667">
            <text:p>1.83E+00</text:p>
          </table:table-cell>
          <table:table-cell office:value-type="float" office:value="0.7505">
            <text:p>7.51E-01</text:p>
          </table:table-cell>
          <table:table-cell office:value-type="float" office:value="1.34506666666667">
            <text:p>1.35E+00</text:p>
          </table:table-cell>
          <table:table-cell office:value-type="float" office:value="0.587566666666667">
            <text:p>5.88E-01</text:p>
          </table:table-cell>
          <table:table-cell office:value-type="float" office:value="0.5487">
            <text:p>5.49E-01</text:p>
          </table:table-cell>
          <table:table-cell office:value-type="float" office:value="2.2575">
            <text:p>2.26E+00</text:p>
          </table:table-cell>
          <table:table-cell office:value-type="float" office:value="1.0499">
            <text:p>1.05E+00</text:p>
          </table:table-cell>
          <table:table-cell office:value-type="float" office:value="1.975">
            <text:p>1.98E+00</text:p>
          </table:table-cell>
          <table:table-cell office:value-type="float" office:value="0.9521">
            <text:p>9.52E-01</text:p>
          </table:table-cell>
          <table:table-cell office:value-type="float" office:value="0.9997">
            <text:p>1.00E+00</text:p>
          </table:table-cell>
          <table:table-cell office:value-type="float" office:value="0.617153333333333">
            <text:p>6.17E-01</text:p>
          </table:table-cell>
        </table:table-row>
        <table:table-row table:style-name="ro1">
          <table:table-cell office:value-type="string">
            <text:p>Epha6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Ephb1 </text:p>
          </table:table-cell>
          <table:table-cell office:value-type="float" office:value="1.41314">
            <text:p>1.41E+00</text:p>
          </table:table-cell>
          <table:table-cell office:value-type="float" office:value="0.571207142857143">
            <text:p>5.71E-01</text:p>
          </table:table-cell>
          <table:table-cell office:value-type="float" office:value="0.566566666666667">
            <text:p>5.67E-01</text:p>
          </table:table-cell>
          <table:table-cell office:value-type="float" office:value="1.94195">
            <text:p>1.94E+00</text:p>
          </table:table-cell>
          <table:table-cell office:value-type="float" office:value="0.56765">
            <text:p>5.68E-01</text:p>
          </table:table-cell>
          <table:table-cell office:value-type="float" office:value="0.5123">
            <text:p>5.12E-01</text:p>
          </table:table-cell>
          <table:table-cell office:value-type="float" office:value="0.547766666666667">
            <text:p>5.48E-01</text:p>
          </table:table-cell>
          <table:table-cell office:value-type="float" office:value="1.0644">
            <text:p>1.06E+00</text:p>
          </table:table-cell>
          <table:table-cell office:value-type="float" office:value="0.846">
            <text:p>8.46E-01</text:p>
          </table:table-cell>
          <table:table-cell office:value-type="float" office:value="0.9365">
            <text:p>9.37E-01</text:p>
          </table:table-cell>
          <table:table-cell office:value-type="float" office:value="0.89105">
            <text:p>8.91E-01</text:p>
          </table:table-cell>
          <table:table-cell office:value-type="float" office:value="0.852833333333333">
            <text:p>8.53E-01</text:p>
          </table:table-cell>
          <table:table-cell office:value-type="float" office:value="0.67665">
            <text:p>6.77E-01</text:p>
          </table:table-cell>
          <table:table-cell office:value-type="float" office:value="0.54145">
            <text:p>5.41E-01</text:p>
          </table:table-cell>
          <table:table-cell office:value-type="float" office:value="0.700533333333333">
            <text:p>7.01E-01</text:p>
          </table:table-cell>
          <table:table-cell office:value-type="float" office:value="0.6618">
            <text:p>6.62E-01</text:p>
          </table:table-cell>
        </table:table-row>
        <table:table-row table:style-name="ro1">
          <table:table-cell office:value-type="string">
            <text:p>Ephb3 </text:p>
          </table:table-cell>
          <table:table-cell office:value-type="float" office:value="1.194525">
            <text:p>1.19E+00</text:p>
          </table:table-cell>
          <table:table-cell office:value-type="float" office:value="0.603087142857143">
            <text:p>6.03E-01</text:p>
          </table:table-cell>
          <table:table-cell office:value-type="float" office:value="1.246">
            <text:p>1.25E+00</text:p>
          </table:table-cell>
          <table:table-cell office:value-type="float" office:value="3.35933333333333">
            <text:p>3.36E+00</text:p>
          </table:table-cell>
          <table:table-cell office:value-type="float" office:value="0.92615">
            <text:p>9.26E-01</text:p>
          </table:table-cell>
          <table:table-cell office:value-type="float" office:value="0.914633333333333">
            <text:p>9.15E-01</text:p>
          </table:table-cell>
          <table:table-cell office:value-type="float" office:value="0.9313">
            <text:p>9.31E-01</text:p>
          </table:table-cell>
          <table:table-cell office:value-type="float" office:value="1.68816666666667">
            <text:p>1.69E+00</text:p>
          </table:table-cell>
          <table:table-cell office:value-type="float" office:value="1.02113333333333">
            <text:p>1.02E+00</text:p>
          </table:table-cell>
          <table:table-cell office:value-type="float" office:value="1.2259">
            <text:p>1.23E+00</text:p>
          </table:table-cell>
          <table:table-cell office:value-type="float" office:value="0.5646">
            <text:p>5.65E-01</text:p>
          </table:table-cell>
          <table:table-cell office:value-type="float" office:value="2.02756666666667">
            <text:p>2.03E+00</text:p>
          </table:table-cell>
          <table:table-cell office:value-type="float" office:value="1.6845">
            <text:p>1.68E+00</text:p>
          </table:table-cell>
          <table:table-cell office:value-type="float" office:value="0.6432">
            <text:p>6.43E-01</text:p>
          </table:table-cell>
          <table:table-cell office:value-type="float" office:value="1.19013333333333">
            <text:p>1.19E+00</text:p>
          </table:table-cell>
          <table:table-cell office:value-type="float" office:value="0.8432">
            <text:p>8.43E-01</text:p>
          </table:table-cell>
        </table:table-row>
        <table:table-row table:style-name="ro1">
          <table:table-cell office:value-type="string">
            <text:p>Erbb2 </text:p>
          </table:table-cell>
          <table:table-cell office:value-type="float" office:value="1.71976">
            <text:p>1.72E+00</text:p>
          </table:table-cell>
          <table:table-cell office:value-type="float" office:value="0.523026666666667">
            <text:p>5.23E-01</text:p>
          </table:table-cell>
          <table:table-cell office:value-type="float" office:value="0.944966666666667">
            <text:p>9.45E-01</text:p>
          </table:table-cell>
          <table:table-cell office:value-type="float" office:value="2.626">
            <text:p>2.63E+00</text:p>
          </table:table-cell>
          <table:table-cell office:value-type="float" office:value="0.4917">
            <text:p>4.92E-01</text:p>
          </table:table-cell>
          <table:table-cell office:value-type="float" office:value="0.815566666666667">
            <text:p>8.16E-01</text:p>
          </table:table-cell>
          <table:table-cell office:value-type="float" office:value="0.6035">
            <text:p>6.04E-01</text:p>
          </table:table-cell>
          <table:table-cell office:value-type="float" office:value="1.20386666666667">
            <text:p>1.20E+00</text:p>
          </table:table-cell>
          <table:table-cell office:value-type="float" office:value="1.12976666666667">
            <text:p>1.13E+00</text:p>
          </table:table-cell>
          <table:table-cell office:value-type="float" office:value="0.9778">
            <text:p>9.78E-01</text:p>
          </table:table-cell>
          <table:table-cell office:value-type="float" office:value="0.8413">
            <text:p>8.41E-01</text:p>
          </table:table-cell>
          <table:table-cell office:value-type="float" office:value="1.53593333333333">
            <text:p>1.54E+00</text:p>
          </table:table-cell>
          <table:table-cell office:value-type="float" office:value="1.09335">
            <text:p>1.09E+00</text:p>
          </table:table-cell>
          <table:table-cell office:value-type="float" office:value="0.4968">
            <text:p>4.97E-01</text:p>
          </table:table-cell>
          <table:table-cell office:value-type="float" office:value="1.56566666666667">
            <text:p>1.57E+00</text:p>
          </table:table-cell>
          <table:table-cell office:value-type="float" office:value="1.02626666666667">
            <text:p>1.03E+00</text:p>
          </table:table-cell>
        </table:table-row>
        <table:table-row table:style-name="ro1">
          <table:table-cell office:value-type="string">
            <text:p>Fgf4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Fgf8 </text:p>
          </table:table-cell>
          <table:table-cell office:value-type="float" office:value="1.40795">
            <text:p>1.41E+00</text:p>
          </table:table-cell>
          <table:table-cell office:value-type="float" office:value="0.4847">
            <text:p>4.85E-01</text:p>
          </table:table-cell>
          <table:table-cell office:value-type="float" office:value="1.315">
            <text:p>1.32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0.7513">
            <text:p>7.51E-01</text:p>
          </table:table-cell>
          <table:table-cell office:value-type="float" office:value="0.5642">
            <text:p>5.64E-01</text:p>
          </table:table-cell>
          <table:table-cell office:value-type="float" office:value="0.08272">
            <text:p>8.27E-02</text:p>
          </table:table-cell>
          <table:table-cell office:value-type="float" office:value="0.2538">
            <text:p>2.54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2139">
            <text:p>2.14E-01</text:p>
          </table:table-cell>
          <table:table-cell office:value-type="float" office:value="0.2902">
            <text:p>2.90E-01</text:p>
          </table:table-cell>
          <table:table-cell office:value-type="float" office:value="0.7829">
            <text:p>7.83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195">
            <text:p>1.20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Fgfr1 </text:p>
          </table:table-cell>
          <table:table-cell office:value-type="float" office:value="1.58908">
            <text:p>1.59E+00</text:p>
          </table:table-cell>
          <table:table-cell office:value-type="float" office:value="0.465345714285714">
            <text:p>4.65E-01</text:p>
          </table:table-cell>
          <table:table-cell office:value-type="float" office:value="0.5637">
            <text:p>5.64E-01</text:p>
          </table:table-cell>
          <table:table-cell office:value-type="float" office:value="1.58906666666667">
            <text:p>1.59E+00</text:p>
          </table:table-cell>
          <table:table-cell office:value-type="float" office:value="0.712">
            <text:p>7.12E-01</text:p>
          </table:table-cell>
          <table:table-cell office:value-type="float" office:value="0.859633333333333">
            <text:p>8.60E-01</text:p>
          </table:table-cell>
          <table:table-cell office:value-type="float" office:value="0.390533333333333">
            <text:p>3.91E-01</text:p>
          </table:table-cell>
          <table:table-cell office:value-type="float" office:value="0.694133333333333">
            <text:p>6.94E-01</text:p>
          </table:table-cell>
          <table:table-cell office:value-type="float" office:value="0.512066666666667">
            <text:p>5.12E-01</text:p>
          </table:table-cell>
          <table:table-cell office:value-type="float" office:value="0.462566666666667">
            <text:p>4.63E-01</text:p>
          </table:table-cell>
          <table:table-cell office:value-type="float" office:value="0.67035">
            <text:p>6.70E-01</text:p>
          </table:table-cell>
          <table:table-cell office:value-type="float" office:value="0.461333333333333">
            <text:p>4.61E-01</text:p>
          </table:table-cell>
          <table:table-cell office:value-type="float" office:value="1.1418">
            <text:p>1.14E+00</text:p>
          </table:table-cell>
          <table:table-cell office:value-type="float" office:value="0.39675">
            <text:p>3.97E-01</text:p>
          </table:table-cell>
          <table:table-cell office:value-type="float" office:value="0.6191">
            <text:p>6.19E-01</text:p>
          </table:table-cell>
          <table:table-cell office:value-type="float" office:value="0.266866666666667">
            <text:p>2.67E-01</text:p>
          </table:table-cell>
        </table:table-row>
        <table:table-row table:style-name="ro1">
          <table:table-cell office:value-type="string">
            <text:p>Fgfr2 </text:p>
          </table:table-cell>
          <table:table-cell office:value-type="float" office:value="2.097996">
            <text:p>2.10E+00</text:p>
          </table:table-cell>
          <table:table-cell office:value-type="float" office:value="1.41251714285714">
            <text:p>1.41E+00</text:p>
          </table:table-cell>
          <table:table-cell office:value-type="float" office:value="0.4057">
            <text:p>4.06E-01</text:p>
          </table:table-cell>
          <table:table-cell office:value-type="float" office:value="2.50363333333333">
            <text:p>2.50E+00</text:p>
          </table:table-cell>
          <table:table-cell office:value-type="float" office:value="0.42855">
            <text:p>4.29E-01</text:p>
          </table:table-cell>
          <table:table-cell office:value-type="float" office:value="1.845">
            <text:p>1.85E+00</text:p>
          </table:table-cell>
          <table:table-cell office:value-type="float" office:value="0.429733333333333">
            <text:p>4.30E-01</text:p>
          </table:table-cell>
          <table:table-cell office:value-type="float" office:value="0.54663">
            <text:p>5.47E-01</text:p>
          </table:table-cell>
          <table:table-cell office:value-type="float" office:value="0.24423">
            <text:p>2.44E-01</text:p>
          </table:table-cell>
          <table:table-cell office:value-type="float" office:value="0.8514">
            <text:p>8.51E-01</text:p>
          </table:table-cell>
          <table:table-cell office:value-type="float" office:value="0.7275">
            <text:p>7.28E-01</text:p>
          </table:table-cell>
          <table:table-cell office:value-type="float" office:value="1.08946666666667">
            <text:p>1.09E+00</text:p>
          </table:table-cell>
          <table:table-cell office:value-type="float" office:value="1.209">
            <text:p>1.21E+00</text:p>
          </table:table-cell>
          <table:table-cell office:value-type="float" office:value="0.5232">
            <text:p>5.23E-01</text:p>
          </table:table-cell>
          <table:table-cell office:value-type="float" office:value="1.4847">
            <text:p>1.48E+00</text:p>
          </table:table-cell>
          <table:table-cell office:value-type="float" office:value="0.7693">
            <text:p>7.69E-01</text:p>
          </table:table-cell>
        </table:table-row>
        <table:table-row table:style-name="ro1">
          <table:table-cell office:value-type="string">
            <text:p>Fgfr3 </text:p>
          </table:table-cell>
          <table:table-cell office:value-type="float" office:value="1.28058">
            <text:p>1.28E+00</text:p>
          </table:table-cell>
          <table:table-cell office:value-type="float" office:value="0.478581428571429">
            <text:p>4.79E-01</text:p>
          </table:table-cell>
          <table:table-cell office:value-type="float" office:value="0.4001">
            <text:p>4.00E-01</text:p>
          </table:table-cell>
          <table:table-cell office:value-type="float" office:value="2.95066666666667">
            <text:p>2.95E+00</text:p>
          </table:table-cell>
          <table:table-cell office:value-type="float" office:value="0.6385">
            <text:p>6.39E-01</text:p>
          </table:table-cell>
          <table:table-cell office:value-type="float" office:value="1.5254">
            <text:p>1.53E+00</text:p>
          </table:table-cell>
          <table:table-cell office:value-type="float" office:value="0.3827">
            <text:p>3.83E-01</text:p>
          </table:table-cell>
          <table:table-cell office:value-type="float" office:value="1.0748">
            <text:p>1.07E+00</text:p>
          </table:table-cell>
          <table:table-cell office:value-type="float" office:value="0.667233333333333">
            <text:p>6.67E-01</text:p>
          </table:table-cell>
          <table:table-cell office:value-type="float" office:value="0.866533333333333">
            <text:p>8.67E-01</text:p>
          </table:table-cell>
          <table:table-cell office:value-type="float" office:value="1.17795">
            <text:p>1.18E+00</text:p>
          </table:table-cell>
          <table:table-cell office:value-type="float" office:value="0.608766666666667">
            <text:p>6.09E-01</text:p>
          </table:table-cell>
          <table:table-cell office:value-type="float" office:value="1.41415">
            <text:p>1.41E+00</text:p>
          </table:table-cell>
          <table:table-cell office:value-type="float" office:value="0.54355">
            <text:p>5.44E-01</text:p>
          </table:table-cell>
          <table:table-cell office:value-type="float" office:value="0.726466666666667">
            <text:p>7.26E-01</text:p>
          </table:table-cell>
          <table:table-cell office:value-type="float" office:value="0.4357">
            <text:p>4.36E-01</text:p>
          </table:table-cell>
        </table:table-row>
        <table:table-row table:style-name="ro1">
          <table:table-cell office:value-type="string">
            <text:p>Foxd3 </text:p>
          </table:table-cell>
          <table:table-cell office:value-type="float" office:value="1.04798">
            <text:p>1.05E+00</text:p>
          </table:table-cell>
          <table:table-cell office:value-type="float" office:value="0.693014285714286">
            <text:p>6.93E-01</text:p>
          </table:table-cell>
          <table:table-cell office:value-type="float" office:value="0.698333333333333">
            <text:p>6.98E-01</text:p>
          </table:table-cell>
          <table:table-cell office:value-type="float" office:value="1.03156666666667">
            <text:p>1.03E+00</text:p>
          </table:table-cell>
          <table:table-cell office:value-type="float" office:value="0.70595">
            <text:p>7.06E-01</text:p>
          </table:table-cell>
          <table:table-cell office:value-type="float" office:value="0.216076666666667">
            <text:p>2.16E-01</text:p>
          </table:table-cell>
          <table:table-cell office:value-type="float" office:value="0.605866666666667">
            <text:p>6.06E-01</text:p>
          </table:table-cell>
          <table:table-cell office:value-type="float" office:value="0.851866666666667">
            <text:p>8.52E-01</text:p>
          </table:table-cell>
          <table:table-cell office:value-type="float" office:value="1.19306666666667">
            <text:p>1.19E+00</text:p>
          </table:table-cell>
          <table:table-cell office:value-type="float" office:value="0.742766666666667">
            <text:p>7.43E-01</text:p>
          </table:table-cell>
          <table:table-cell office:value-type="float" office:value="0.7023">
            <text:p>7.02E-01</text:p>
          </table:table-cell>
          <table:table-cell office:value-type="float" office:value="0.9681">
            <text:p>9.68E-01</text:p>
          </table:table-cell>
          <table:table-cell office:value-type="float" office:value="0.82095">
            <text:p>8.21E-01</text:p>
          </table:table-cell>
          <table:table-cell office:value-type="float" office:value="0.66915">
            <text:p>6.69E-01</text:p>
          </table:table-cell>
          <table:table-cell office:value-type="float" office:value="0.763266666666667">
            <text:p>7.63E-01</text:p>
          </table:table-cell>
          <table:table-cell office:value-type="float" office:value="0.613666666666667">
            <text:p>6.14E-01</text:p>
          </table:table-cell>
        </table:table-row>
        <table:table-row table:style-name="ro2">
          <table:table-cell office:value-type="string">
            <text:p>Gapdh </text:p>
          </table:table-cell>
          <table:table-cell office:value-type="float" office:value="1.03868">
            <text:p>1.04E+00</text:p>
          </table:table-cell>
          <table:table-cell office:value-type="float" office:value="1.28028571428571">
            <text:p>1.28E+00</text:p>
          </table:table-cell>
          <table:table-cell office:value-type="float" office:value="1.08443333333333">
            <text:p>1.08E+00</text:p>
          </table:table-cell>
          <table:table-cell office:value-type="float" office:value="1.057">
            <text:p>1.06E+00</text:p>
          </table:table-cell>
          <table:table-cell office:value-type="float" office:value="1.0173">
            <text:p>1.02E+00</text:p>
          </table:table-cell>
          <table:table-cell office:value-type="float" office:value="1.123">
            <text:p>1.12E+00</text:p>
          </table:table-cell>
          <table:table-cell office:value-type="float" office:value="1.343">
            <text:p>1.34E+00</text:p>
          </table:table-cell>
          <table:table-cell office:value-type="float" office:value="1.19903333333333">
            <text:p>1.20E+00</text:p>
          </table:table-cell>
          <table:table-cell office:value-type="float" office:value="1.01886666666667">
            <text:p>1.02E+00</text:p>
          </table:table-cell>
          <table:table-cell office:value-type="float" office:value="1.083">
            <text:p>1.08E+00</text:p>
          </table:table-cell>
          <table:table-cell office:value-type="float" office:value="1.0915">
            <text:p>1.09E+00</text:p>
          </table:table-cell>
          <table:table-cell office:value-type="float" office:value="1.19033333333333">
            <text:p>1.19E+00</text:p>
          </table:table-cell>
          <table:table-cell office:value-type="float" office:value="1.0895">
            <text:p>1.09E+00</text:p>
          </table:table-cell>
          <table:table-cell office:value-type="float" office:value="1.193">
            <text:p>1.19E+00</text:p>
          </table:table-cell>
          <table:table-cell office:value-type="float" office:value="1.1986">
            <text:p>1.20E+00</text:p>
          </table:table-cell>
          <table:table-cell office:value-type="float" office:value="1.29933333333333">
            <text:p>1.30E+00</text:p>
          </table:table-cell>
        </table:table-row>
        <table:table-row table:style-name="ro1">
          <table:table-cell office:value-type="string">
            <text:p>Gpc3 </text:p>
          </table:table-cell>
          <table:table-cell office:value-type="float" office:value="3.1054">
            <text:p>3.11E+00</text:p>
          </table:table-cell>
          <table:table-cell office:value-type="float" office:value="1.11065714285714">
            <text:p>1.11E+00</text:p>
          </table:table-cell>
          <table:table-cell office:value-type="float" office:value="1.42406666666667">
            <text:p>1.42E+00</text:p>
          </table:table-cell>
          <table:table-cell office:value-type="float" office:value="3.25366666666667">
            <text:p>3.25E+00</text:p>
          </table:table-cell>
          <table:table-cell office:value-type="float" office:value="0.7738">
            <text:p>7.74E-01</text:p>
          </table:table-cell>
          <table:table-cell office:value-type="float" office:value="0.33365">
            <text:p>3.34E-01</text:p>
          </table:table-cell>
          <table:table-cell office:value-type="float" office:value="0.798266666666667">
            <text:p>7.98E-01</text:p>
          </table:table-cell>
          <table:table-cell office:value-type="float" office:value="0.8065">
            <text:p>8.07E-01</text:p>
          </table:table-cell>
          <table:table-cell office:value-type="float" office:value="0.29798">
            <text:p>2.98E-01</text:p>
          </table:table-cell>
          <table:table-cell office:value-type="float" office:value="1.69145">
            <text:p>1.69E+00</text:p>
          </table:table-cell>
          <table:table-cell office:value-type="float" office:value="0.19825">
            <text:p>1.98E-01</text:p>
          </table:table-cell>
          <table:table-cell office:value-type="float" office:value="0.3325">
            <text:p>3.33E-01</text:p>
          </table:table-cell>
          <table:table-cell office:value-type="float" office:value="1.22055">
            <text:p>1.22E+00</text:p>
          </table:table-cell>
          <table:table-cell office:value-type="float" office:value="0.344905">
            <text:p>3.45E-01</text:p>
          </table:table-cell>
          <table:table-cell office:value-type="float" office:value="0.6714">
            <text:p>6.71E-01</text:p>
          </table:table-cell>
          <table:table-cell office:value-type="float" office:value="2.20308333333333">
            <text:p>2.20E+00</text:p>
          </table:table-cell>
        </table:table-row>
        <table:table-row table:style-name="ro1">
          <table:table-cell office:value-type="string">
            <text:p>Hand2 </text:p>
          </table:table-cell>
          <table:table-cell office:value-type="float" office:value="1">
            <text:p>1.00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1.062">
            <text:p>1.06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7493">
            <text:p>7.49E-01</text:p>
          </table:table-cell>
          <table:table-cell office:value-type="float" office:value="0.01905">
            <text:p>1.91E-02</text:p>
          </table:table-cell>
          <table:table-cell office:value-type="float" office:value="1.19">
            <text:p>1.19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04412">
            <text:p>4.41E-02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081">
            <text:p>1.08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2">
          <table:table-cell office:value-type="string">
            <text:p>Hprt </text:p>
          </table:table-cell>
          <table:table-cell office:value-type="float" office:value="1.35892">
            <text:p>1.36E+00</text:p>
          </table:table-cell>
          <table:table-cell office:value-type="float" office:value="0.616428571428571">
            <text:p>6.16E-01</text:p>
          </table:table-cell>
          <table:table-cell office:value-type="float" office:value="0.410266666666667">
            <text:p>4.10E-01</text:p>
          </table:table-cell>
          <table:table-cell office:value-type="float" office:value="2.1301">
            <text:p>2.13E+00</text:p>
          </table:table-cell>
          <table:table-cell office:value-type="float" office:value="0.44245">
            <text:p>4.42E-01</text:p>
          </table:table-cell>
          <table:table-cell office:value-type="float" office:value="0.804866666666667">
            <text:p>8.05E-01</text:p>
          </table:table-cell>
          <table:table-cell office:value-type="float" office:value="0.354733333333333">
            <text:p>3.55E-01</text:p>
          </table:table-cell>
          <table:table-cell office:value-type="float" office:value="0.9823">
            <text:p>9.82E-01</text:p>
          </table:table-cell>
          <table:table-cell office:value-type="float" office:value="0.277633333333333">
            <text:p>2.78E-01</text:p>
          </table:table-cell>
          <table:table-cell office:value-type="float" office:value="0.826433333333334">
            <text:p>8.26E-01</text:p>
          </table:table-cell>
          <table:table-cell office:value-type="float" office:value="0.54485">
            <text:p>5.45E-01</text:p>
          </table:table-cell>
          <table:table-cell office:value-type="float" office:value="0.750166666666667">
            <text:p>7.50E-01</text:p>
          </table:table-cell>
          <table:table-cell office:value-type="float" office:value="0.4249">
            <text:p>4.25E-01</text:p>
          </table:table-cell>
          <table:table-cell office:value-type="float" office:value="0.2711">
            <text:p>2.71E-01</text:p>
          </table:table-cell>
          <table:table-cell office:value-type="float" office:value="0.480633333333333">
            <text:p>4.81E-01</text:p>
          </table:table-cell>
          <table:table-cell office:value-type="float" office:value="0.878433333333333">
            <text:p>8.78E-01</text:p>
          </table:table-cell>
        </table:table-row>
        <table:table-row table:style-name="ro1">
          <table:table-cell office:value-type="string">
            <text:p>Il8 </text:p>
          </table:table-cell>
          <table:table-cell office:value-type="float" office:value="1.24743333333333">
            <text:p>1.25E+00</text:p>
          </table:table-cell>
          <table:table-cell office:value-type="float" office:value="3.8125">
            <text:p>3.81E+00</text:p>
          </table:table-cell>
          <table:table-cell office:value-type="float" office:value="2.1105">
            <text:p>2.11E+00</text:p>
          </table:table-cell>
          <table:table-cell office:value-type="float" office:value="8.5384">
            <text:p>8.54E+00</text:p>
          </table:table-cell>
          <table:table-cell office:value-type="float" office:value="1.07845">
            <text:p>1.08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2.9">
            <text:p>2.90E+00</text:p>
          </table:table-cell>
          <table:table-cell office:value-type="float" office:value="0.2342">
            <text:p>2.34E-01</text:p>
          </table:table-cell>
          <table:table-cell office:value-type="float" office:value="1.6091">
            <text:p>1.61E+00</text:p>
          </table:table-cell>
          <table:table-cell office:value-type="float" office:value="0.6929">
            <text:p>6.93E-01</text:p>
          </table:table-cell>
          <table:table-cell office:value-type="float" office:value="0.9077">
            <text:p>9.08E-01</text:p>
          </table:table-cell>
          <table:table-cell office:value-type="float" office:value="3.2856">
            <text:p>3.29E+00</text:p>
          </table:table-cell>
          <table:table-cell office:value-type="float" office:value="1.106">
            <text:p>1.11E+00</text:p>
          </table:table-cell>
          <table:table-cell office:value-type="float" office:value="0.34635">
            <text:p>3.46E-01</text:p>
          </table:table-cell>
          <table:table-cell office:value-type="float" office:value="1.361">
            <text:p>1.36E+00</text:p>
          </table:table-cell>
          <table:table-cell office:value-type="float" office:value="0.0433">
            <text:p>4.33E-02</text:p>
          </table:table-cell>
        </table:table-row>
        <table:table-row table:style-name="ro1">
          <table:table-cell office:value-type="string">
            <text:p>Isl1 </text:p>
          </table:table-cell>
          <table:table-cell office:value-type="float" office:value="1">
            <text:p>1.00E+00</text:p>
          </table:table-cell>
          <table:table-cell office:value-type="float" office:value="1.47455">
            <text:p>1.47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4.488">
            <text:p>4.49E+00</text:p>
          </table:table-cell>
          <table:table-cell office:value-type="float" office:value="5.249">
            <text:p>5.25E+00</text:p>
          </table:table-cell>
          <table:table-cell office:value-type="float" office:value="1.229">
            <text:p>1.23E+00</text:p>
          </table:table-cell>
          <table:table-cell office:value-type="float" office:value="0.1379">
            <text:p>1.38E-01</text:p>
          </table:table-cell>
          <table:table-cell office:value-type="float" office:value="0.8727">
            <text:p>8.73E-01</text:p>
          </table:table-cell>
          <table:table-cell office:value-type="float" office:value="2.01">
            <text:p>2.01E+00</text:p>
          </table:table-cell>
          <table:table-cell office:value-type="float" office:value="0.9787">
            <text:p>9.79E-01</text:p>
          </table:table-cell>
          <table:table-cell office:value-type="float" office:value="0.58">
            <text:p>5.80E-01</text:p>
          </table:table-cell>
          <table:table-cell office:value-type="float" office:value="5.915">
            <text:p>5.92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1.542">
            <text:p>1.54E+00</text:p>
          </table:table-cell>
          <table:table-cell office:value-type="float" office:value="3.65">
            <text:p>3.65E+00</text:p>
          </table:table-cell>
          <table:table-cell office:value-type="float" office:value="0.2983">
            <text:p>2.98E-01</text:p>
          </table:table-cell>
        </table:table-row>
        <table:table-row table:style-name="ro1">
          <table:table-cell office:value-type="string">
            <text:p>Itga1 </text:p>
          </table:table-cell>
          <table:table-cell office:value-type="float" office:value="1.1364">
            <text:p>1.14E+00</text:p>
          </table:table-cell>
          <table:table-cell office:value-type="float" office:value="0.278453333333333">
            <text:p>2.78E-01</text:p>
          </table:table-cell>
          <table:table-cell office:value-type="float" office:value="0.6383">
            <text:p>6.38E-01</text:p>
          </table:table-cell>
          <table:table-cell office:value-type="float" office:value="0.4959">
            <text:p>4.96E-01</text:p>
          </table:table-cell>
          <table:table-cell office:value-type="float" office:value="0.6907">
            <text:p>6.91E-01</text:p>
          </table:table-cell>
          <table:table-cell office:value-type="float" office:value="1.24015">
            <text:p>1.24E+00</text:p>
          </table:table-cell>
          <table:table-cell office:value-type="float" office:value="0.18035">
            <text:p>1.80E-01</text:p>
          </table:table-cell>
          <table:table-cell office:value-type="float" office:value="1.10495">
            <text:p>1.10E+00</text:p>
          </table:table-cell>
          <table:table-cell office:value-type="float" office:value="0.30085">
            <text:p>3.01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119">
            <text:p>1.12E-01</text:p>
          </table:table-cell>
          <table:table-cell office:value-type="float" office:value="0.6194">
            <text:p>6.19E-01</text:p>
          </table:table-cell>
          <table:table-cell office:value-type="float" office:value="0.6149">
            <text:p>6.15E-01</text:p>
          </table:table-cell>
          <table:table-cell office:value-type="float" office:value="0.33562">
            <text:p>3.36E-01</text:p>
          </table:table-cell>
          <table:table-cell office:value-type="float" office:value="1.19605">
            <text:p>1.20E+00</text:p>
          </table:table-cell>
          <table:table-cell office:value-type="float" office:value="0.1053">
            <text:p>1.05E-01</text:p>
          </table:table-cell>
        </table:table-row>
        <table:table-row table:style-name="ro1">
          <table:table-cell office:value-type="string">
            <text:p>Itga4 </text:p>
          </table:table-cell>
          <table:table-cell office:value-type="float" office:value="1.09438">
            <text:p>1.09E+00</text:p>
          </table:table-cell>
          <table:table-cell office:value-type="float" office:value="0.496842857142857">
            <text:p>4.97E-01</text:p>
          </table:table-cell>
          <table:table-cell office:value-type="float" office:value="0.820866666666667">
            <text:p>8.21E-01</text:p>
          </table:table-cell>
          <table:table-cell office:value-type="float" office:value="1.0692">
            <text:p>1.07E+00</text:p>
          </table:table-cell>
          <table:table-cell office:value-type="float" office:value="0.80775">
            <text:p>8.08E-01</text:p>
          </table:table-cell>
          <table:table-cell office:value-type="float" office:value="0.250165">
            <text:p>2.50E-01</text:p>
          </table:table-cell>
          <table:table-cell office:value-type="float" office:value="1.03266666666667">
            <text:p>1.03E+00</text:p>
          </table:table-cell>
          <table:table-cell office:value-type="float" office:value="1.50993333333333">
            <text:p>1.51E+00</text:p>
          </table:table-cell>
          <table:table-cell office:value-type="float" office:value="1.403">
            <text:p>1.40E+00</text:p>
          </table:table-cell>
          <table:table-cell office:value-type="float" office:value="0.5441">
            <text:p>5.44E-01</text:p>
          </table:table-cell>
          <table:table-cell office:value-type="float" office:value="0.8157">
            <text:p>8.16E-01</text:p>
          </table:table-cell>
          <table:table-cell office:value-type="float" office:value="1.31386666666667">
            <text:p>1.31E+00</text:p>
          </table:table-cell>
          <table:table-cell office:value-type="float" office:value="2.52845">
            <text:p>2.53E+00</text:p>
          </table:table-cell>
          <table:table-cell office:value-type="float" office:value="1.19895">
            <text:p>1.20E+00</text:p>
          </table:table-cell>
          <table:table-cell office:value-type="float" office:value="0.764833333333333">
            <text:p>7.65E-01</text:p>
          </table:table-cell>
          <table:table-cell office:value-type="float" office:value="0.5558">
            <text:p>5.56E-01</text:p>
          </table:table-cell>
        </table:table-row>
        <table:table-row table:style-name="ro1">
          <table:table-cell office:value-type="string">
            <text:p>Itga6 </text:p>
          </table:table-cell>
          <table:table-cell office:value-type="float" office:value="1.135675">
            <text:p>1.14E+00</text:p>
          </table:table-cell>
          <table:table-cell office:value-type="float" office:value="0.451768">
            <text:p>4.52E-01</text:p>
          </table:table-cell>
          <table:table-cell office:value-type="float" office:value="1.00206666666667">
            <text:p>1.00E+00</text:p>
          </table:table-cell>
          <table:table-cell office:value-type="float" office:value="4.91053333333333">
            <text:p>4.91E+00</text:p>
          </table:table-cell>
          <table:table-cell office:value-type="float" office:value="1.2565">
            <text:p>1.26E+00</text:p>
          </table:table-cell>
          <table:table-cell office:value-type="float" office:value="0.47115">
            <text:p>4.71E-01</text:p>
          </table:table-cell>
          <table:table-cell office:value-type="float" office:value="0.90105">
            <text:p>9.01E-01</text:p>
          </table:table-cell>
          <table:table-cell office:value-type="float" office:value="1.83733333333333">
            <text:p>1.84E+00</text:p>
          </table:table-cell>
          <table:table-cell office:value-type="float" office:value="1.694">
            <text:p>1.69E+00</text:p>
          </table:table-cell>
          <table:table-cell office:value-type="float" office:value="0.69645">
            <text:p>6.96E-01</text:p>
          </table:table-cell>
          <table:table-cell office:value-type="float" office:value="0.81505">
            <text:p>8.15E-01</text:p>
          </table:table-cell>
          <table:table-cell office:value-type="float" office:value="3.04895">
            <text:p>3.05E+00</text:p>
          </table:table-cell>
          <table:table-cell office:value-type="float" office:value="2.53">
            <text:p>2.53E+00</text:p>
          </table:table-cell>
          <table:table-cell office:value-type="float" office:value="1.8078">
            <text:p>1.81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0.4158">
            <text:p>4.16E-01</text:p>
          </table:table-cell>
        </table:table-row>
        <table:table-row table:style-name="ro1">
          <table:table-cell office:value-type="string">
            <text:p>Itga9 </text:p>
          </table:table-cell>
          <table:table-cell office:value-type="float" office:value="1.08168">
            <text:p>1.08E+00</text:p>
          </table:table-cell>
          <table:table-cell office:value-type="float" office:value="0.317157142857143">
            <text:p>3.17E-01</text:p>
          </table:table-cell>
          <table:table-cell office:value-type="float" office:value="0.5466">
            <text:p>5.47E-01</text:p>
          </table:table-cell>
          <table:table-cell office:value-type="float" office:value="0.777466666666667">
            <text:p>7.77E-01</text:p>
          </table:table-cell>
          <table:table-cell office:value-type="float" office:value="0.4005">
            <text:p>4.01E-01</text:p>
          </table:table-cell>
          <table:table-cell office:value-type="float" office:value="0.477666666666667">
            <text:p>4.78E-01</text:p>
          </table:table-cell>
          <table:table-cell office:value-type="float" office:value="0.334233333333333">
            <text:p>3.34E-01</text:p>
          </table:table-cell>
          <table:table-cell office:value-type="float" office:value="0.6257">
            <text:p>6.26E-01</text:p>
          </table:table-cell>
          <table:table-cell office:value-type="float" office:value="0.708866666666667">
            <text:p>7.09E-01</text:p>
          </table:table-cell>
          <table:table-cell office:value-type="float" office:value="0.3537">
            <text:p>3.54E-01</text:p>
          </table:table-cell>
          <table:table-cell office:value-type="float" office:value="0.4628">
            <text:p>4.63E-01</text:p>
          </table:table-cell>
          <table:table-cell office:value-type="float" office:value="0.756266666666667">
            <text:p>7.56E-01</text:p>
          </table:table-cell>
          <table:table-cell office:value-type="float" office:value="0.87485">
            <text:p>8.75E-01</text:p>
          </table:table-cell>
          <table:table-cell office:value-type="float" office:value="0.532">
            <text:p>5.32E-01</text:p>
          </table:table-cell>
          <table:table-cell office:value-type="float" office:value="0.640866666666667">
            <text:p>6.41E-01</text:p>
          </table:table-cell>
          <table:table-cell office:value-type="float" office:value="0.3226">
            <text:p>3.23E-01</text:p>
          </table:table-cell>
        </table:table-row>
        <table:table-row table:style-name="ro2">
          <table:table-cell office:value-type="string">
            <text:p>Itgav </text:p>
          </table:table-cell>
          <table:table-cell office:value-type="float" office:value="1.210925">
            <text:p>1.21E+00</text:p>
          </table:table-cell>
          <table:table-cell office:value-type="float" office:value="0.55404">
            <text:p>5.54E-01</text:p>
          </table:table-cell>
          <table:table-cell office:value-type="float" office:value="0.548766666666667">
            <text:p>5.49E-01</text:p>
          </table:table-cell>
          <table:table-cell office:value-type="float" office:value="3.14383333333333">
            <text:p>3.14E+00</text:p>
          </table:table-cell>
          <table:table-cell office:value-type="float" office:value="0.66805">
            <text:p>6.68E-01</text:p>
          </table:table-cell>
          <table:table-cell office:value-type="float" office:value="0.8523">
            <text:p>8.52E-01</text:p>
          </table:table-cell>
          <table:table-cell office:value-type="float" office:value="0.888833333333333">
            <text:p>8.89E-01</text:p>
          </table:table-cell>
          <table:table-cell office:value-type="float" office:value="0.64975">
            <text:p>6.50E-01</text:p>
          </table:table-cell>
          <table:table-cell office:value-type="float" office:value="0.458566666666667">
            <text:p>4.59E-01</text:p>
          </table:table-cell>
          <table:table-cell office:value-type="float" office:value="0.34155">
            <text:p>3.42E-01</text:p>
          </table:table-cell>
          <table:table-cell office:value-type="float" office:value="0.30045">
            <text:p>3.00E-01</text:p>
          </table:table-cell>
          <table:table-cell office:value-type="float" office:value="0.819533333333333">
            <text:p>8.20E-01</text:p>
          </table:table-cell>
          <table:table-cell office:value-type="float" office:value="2.244">
            <text:p>2.24E+00</text:p>
          </table:table-cell>
          <table:table-cell office:value-type="float" office:value="0.7357">
            <text:p>7.36E-01</text:p>
          </table:table-cell>
          <table:table-cell office:value-type="float" office:value="1.91723333333333">
            <text:p>1.92E+00</text:p>
          </table:table-cell>
          <table:table-cell office:value-type="float" office:value="0.42385">
            <text:p>4.24E-01</text:p>
          </table:table-cell>
        </table:table-row>
        <table:table-row table:style-name="ro1">
          <table:table-cell office:value-type="string">
            <text:p>Itgb1 </text:p>
          </table:table-cell>
          <table:table-cell office:value-type="float" office:value="1.0598">
            <text:p>1.06E+00</text:p>
          </table:table-cell>
          <table:table-cell office:value-type="float" office:value="0.399271428571429">
            <text:p>3.99E-01</text:p>
          </table:table-cell>
          <table:table-cell office:value-type="float" office:value="0.645433333333333">
            <text:p>6.45E-01</text:p>
          </table:table-cell>
          <table:table-cell office:value-type="float" office:value="1.15643333333333">
            <text:p>1.16E+00</text:p>
          </table:table-cell>
          <table:table-cell office:value-type="float" office:value="1.05805">
            <text:p>1.06E+00</text:p>
          </table:table-cell>
          <table:table-cell office:value-type="float" office:value="0.782466666666667">
            <text:p>7.82E-01</text:p>
          </table:table-cell>
          <table:table-cell office:value-type="float" office:value="0.556933333333333">
            <text:p>5.57E-01</text:p>
          </table:table-cell>
          <table:table-cell office:value-type="float" office:value="0.9979">
            <text:p>9.98E-01</text:p>
          </table:table-cell>
          <table:table-cell office:value-type="float" office:value="0.745033333333333">
            <text:p>7.45E-01</text:p>
          </table:table-cell>
          <table:table-cell office:value-type="float" office:value="0.321166666666667">
            <text:p>3.21E-01</text:p>
          </table:table-cell>
          <table:table-cell office:value-type="float" office:value="0.49745">
            <text:p>4.97E-01</text:p>
          </table:table-cell>
          <table:table-cell office:value-type="float" office:value="0.923366666666667">
            <text:p>9.23E-01</text:p>
          </table:table-cell>
          <table:table-cell office:value-type="float" office:value="1.2099">
            <text:p>1.21E+00</text:p>
          </table:table-cell>
          <table:table-cell office:value-type="float" office:value="0.60695">
            <text:p>6.07E-01</text:p>
          </table:table-cell>
          <table:table-cell office:value-type="float" office:value="1.15723333333333">
            <text:p>1.16E+00</text:p>
          </table:table-cell>
          <table:table-cell office:value-type="float" office:value="0.22604">
            <text:p>2.26E-01</text:p>
          </table:table-cell>
        </table:table-row>
        <table:table-row table:style-name="ro1">
          <table:table-cell office:value-type="string">
            <text:p>Itgb5 </text:p>
          </table:table-cell>
          <table:table-cell office:value-type="float" office:value="1.248225">
            <text:p>1.25E+00</text:p>
          </table:table-cell>
          <table:table-cell office:value-type="float" office:value="0.516083333333333">
            <text:p>5.16E-01</text:p>
          </table:table-cell>
          <table:table-cell office:value-type="float" office:value="0.713733333333333">
            <text:p>7.14E-01</text:p>
          </table:table-cell>
          <table:table-cell office:value-type="float" office:value="2.39123333333333">
            <text:p>2.39E+00</text:p>
          </table:table-cell>
          <table:table-cell office:value-type="float" office:value="0.64195">
            <text:p>6.42E-01</text:p>
          </table:table-cell>
          <table:table-cell office:value-type="float" office:value="1.0242">
            <text:p>1.02E+00</text:p>
          </table:table-cell>
          <table:table-cell office:value-type="float" office:value="0.779866666666667">
            <text:p>7.80E-01</text:p>
          </table:table-cell>
          <table:table-cell office:value-type="float" office:value="1.47666666666667">
            <text:p>1.48E+00</text:p>
          </table:table-cell>
          <table:table-cell office:value-type="float" office:value="1.153">
            <text:p>1.15E+00</text:p>
          </table:table-cell>
          <table:table-cell office:value-type="float" office:value="0.614933333333333">
            <text:p>6.15E-01</text:p>
          </table:table-cell>
          <table:table-cell office:value-type="float" office:value="0.63405">
            <text:p>6.34E-01</text:p>
          </table:table-cell>
          <table:table-cell office:value-type="float" office:value="1.12483333333333">
            <text:p>1.12E+00</text:p>
          </table:table-cell>
          <table:table-cell office:value-type="float" office:value="2.31695">
            <text:p>2.32E+00</text:p>
          </table:table-cell>
          <table:table-cell office:value-type="float" office:value="1.10105">
            <text:p>1.10E+00</text:p>
          </table:table-cell>
          <table:table-cell office:value-type="float" office:value="1.6172">
            <text:p>1.62E+00</text:p>
          </table:table-cell>
          <table:table-cell office:value-type="float" office:value="0.771933333333333">
            <text:p>7.72E-01</text:p>
          </table:table-cell>
        </table:table-row>
        <table:table-row table:style-name="ro2">
          <table:table-cell office:value-type="string">
            <text:p>Kdr </text:p>
          </table:table-cell>
          <table:table-cell office:value-type="float" office:value="1.2153">
            <text:p>1.22E+00</text:p>
          </table:table-cell>
          <table:table-cell office:value-type="float" office:value="0.95605">
            <text:p>9.56E-01</text:p>
          </table:table-cell>
          <table:table-cell office:value-type="float" office:value="1.727">
            <text:p>1.73E+00</text:p>
          </table:table-cell>
          <table:table-cell office:value-type="float" office:value="3.1544">
            <text:p>3.15E+00</text:p>
          </table:table-cell>
          <table:table-cell office:value-type="float" office:value="1.7405">
            <text:p>1.74E+00</text:p>
          </table:table-cell>
          <table:table-cell office:value-type="float" office:value="2.6872">
            <text:p>2.69E+00</text:p>
          </table:table-cell>
          <table:table-cell office:value-type="float" office:value="0.71535">
            <text:p>7.15E-01</text:p>
          </table:table-cell>
          <table:table-cell office:value-type="float" office:value="2.01695">
            <text:p>2.02E+00</text:p>
          </table:table-cell>
          <table:table-cell office:value-type="float" office:value="0.6182">
            <text:p>6.18E-01</text:p>
          </table:table-cell>
          <table:table-cell office:value-type="float" office:value="0.3429">
            <text:p>3.43E-01</text:p>
          </table:table-cell>
          <table:table-cell office:value-type="float" office:value="0.6181">
            <text:p>6.18E-01</text:p>
          </table:table-cell>
          <table:table-cell office:value-type="float" office:value="1.88615">
            <text:p>1.89E+00</text:p>
          </table:table-cell>
          <table:table-cell office:value-type="float" office:value="1.368">
            <text:p>1.37E+00</text:p>
          </table:table-cell>
          <table:table-cell office:value-type="float" office:value="0.28383">
            <text:p>2.84E-01</text:p>
          </table:table-cell>
          <table:table-cell office:value-type="float" office:value="3.6">
            <text:p>3.60E+00</text:p>
          </table:table-cell>
          <table:table-cell office:value-type="float" office:value="4.33125">
            <text:p>4.33E+00</text:p>
          </table:table-cell>
        </table:table-row>
        <table:table-row table:style-name="ro1">
          <table:table-cell office:value-type="string">
            <text:p>Krt15 </text:p>
          </table:table-cell>
          <table:table-cell office:value-type="float" office:value="2.099275">
            <text:p>2.10E+00</text:p>
          </table:table-cell>
          <table:table-cell office:value-type="float" office:value="0.9108">
            <text:p>9.11E-01</text:p>
          </table:table-cell>
          <table:table-cell office:value-type="float" office:value="0.73255">
            <text:p>7.33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2438">
            <text:p>2.44E-01</text:p>
          </table:table-cell>
          <table:table-cell office:value-type="float" office:value="0.2193">
            <text:p>2.19E-01</text:p>
          </table:table-cell>
          <table:table-cell office:value-type="float" office:value="0.1439">
            <text:p>1.44E-01</text:p>
          </table:table-cell>
          <table:table-cell office:value-type="float" office:value="0.94415">
            <text:p>9.44E-01</text:p>
          </table:table-cell>
          <table:table-cell office:value-type="float" office:value="0.70305">
            <text:p>7.03E-01</text:p>
          </table:table-cell>
          <table:table-cell office:value-type="float" office:value="0.09374">
            <text:p>9.37E-02</text:p>
          </table:table-cell>
          <table:table-cell office:value-type="float" office:value="0.3917">
            <text:p>3.92E-01</text:p>
          </table:table-cell>
          <table:table-cell office:value-type="float" office:value="0.43055">
            <text:p>4.31E-01</text:p>
          </table:table-cell>
          <table:table-cell office:value-type="float" office:value="1.705">
            <text:p>1.71E+00</text:p>
          </table:table-cell>
          <table:table-cell office:value-type="float" office:value="0.8592">
            <text:p>8.59E-01</text:p>
          </table:table-cell>
          <table:table-cell office:value-type="float" office:value="0.8844">
            <text:p>8.84E-01</text:p>
          </table:table-cell>
          <table:table-cell office:value-type="float" office:value="0.01171">
            <text:p>1.17E-02</text:p>
          </table:table-cell>
        </table:table-row>
        <table:table-row table:style-name="ro2">
          <table:table-cell office:value-type="string">
            <text:p>Mbp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2">
          <table:table-cell office:value-type="string">
            <text:p>Mitf </text:p>
          </table:table-cell>
          <table:table-cell office:value-type="float" office:value="1.2198">
            <text:p>1.22E+00</text:p>
          </table:table-cell>
          <table:table-cell office:value-type="float" office:value="1.40335">
            <text:p>1.40E+00</text:p>
          </table:table-cell>
          <table:table-cell office:value-type="float" office:value="0.70435">
            <text:p>7.04E-01</text:p>
          </table:table-cell>
          <table:table-cell office:value-type="float" office:value="1.059">
            <text:p>1.06E+00</text:p>
          </table:table-cell>
          <table:table-cell office:value-type="float" office:value="1.20065">
            <text:p>1.20E+00</text:p>
          </table:table-cell>
          <table:table-cell office:value-type="float" office:value="0.4661">
            <text:p>4.66E-01</text:p>
          </table:table-cell>
          <table:table-cell office:value-type="float" office:value="0.511">
            <text:p>5.11E-01</text:p>
          </table:table-cell>
          <table:table-cell office:value-type="float" office:value="1.78596666666667">
            <text:p>1.79E+00</text:p>
          </table:table-cell>
          <table:table-cell office:value-type="float" office:value="2.27933333333333">
            <text:p>2.28E+00</text:p>
          </table:table-cell>
          <table:table-cell office:value-type="float" office:value="2.61953333333333">
            <text:p>2.62E+00</text:p>
          </table:table-cell>
          <table:table-cell office:value-type="float" office:value="1.3635">
            <text:p>1.36E+00</text:p>
          </table:table-cell>
          <table:table-cell office:value-type="float" office:value="2.048">
            <text:p>2.05E+00</text:p>
          </table:table-cell>
          <table:table-cell office:value-type="float" office:value="1.949">
            <text:p>1.95E+00</text:p>
          </table:table-cell>
          <table:table-cell office:value-type="float" office:value="0.6229">
            <text:p>6.23E-01</text:p>
          </table:table-cell>
          <table:table-cell office:value-type="float" office:value="0.8258">
            <text:p>8.26E-01</text:p>
          </table:table-cell>
          <table:table-cell office:value-type="float" office:value="3.1057">
            <text:p>3.11E+00</text:p>
          </table:table-cell>
        </table:table-row>
        <table:table-row table:style-name="ro1">
          <table:table-cell office:value-type="string">
            <text:p>Mmp2 </text:p>
          </table:table-cell>
          <table:table-cell office:value-type="float" office:value="1.727075">
            <text:p>1.73E+00</text:p>
          </table:table-cell>
          <table:table-cell office:value-type="float" office:value="0.925052857142857">
            <text:p>9.25E-01</text:p>
          </table:table-cell>
          <table:table-cell office:value-type="float" office:value="0.2972">
            <text:p>2.97E-01</text:p>
          </table:table-cell>
          <table:table-cell office:value-type="float" office:value="2.93313333333333">
            <text:p>2.93E+00</text:p>
          </table:table-cell>
          <table:table-cell office:value-type="float" office:value="1.433">
            <text:p>1.43E+00</text:p>
          </table:table-cell>
          <table:table-cell office:value-type="float" office:value="2.70033333333333">
            <text:p>2.70E+00</text:p>
          </table:table-cell>
          <table:table-cell office:value-type="float" office:value="0.874">
            <text:p>8.74E-01</text:p>
          </table:table-cell>
          <table:table-cell office:value-type="float" office:value="1.30896666666667">
            <text:p>1.31E+00</text:p>
          </table:table-cell>
          <table:table-cell office:value-type="float" office:value="0.344066666666667">
            <text:p>3.44E-01</text:p>
          </table:table-cell>
          <table:table-cell office:value-type="float" office:value="0.458896666666667">
            <text:p>4.59E-01</text:p>
          </table:table-cell>
          <table:table-cell office:value-type="float" office:value="0.75335">
            <text:p>7.53E-01</text:p>
          </table:table-cell>
          <table:table-cell office:value-type="float" office:value="1.1106">
            <text:p>1.11E+00</text:p>
          </table:table-cell>
          <table:table-cell office:value-type="float" office:value="1.06935">
            <text:p>1.07E+00</text:p>
          </table:table-cell>
          <table:table-cell office:value-type="float" office:value="1.28015">
            <text:p>1.28E+00</text:p>
          </table:table-cell>
          <table:table-cell office:value-type="float" office:value="0.900466666666667">
            <text:p>9.00E-01</text:p>
          </table:table-cell>
          <table:table-cell office:value-type="float" office:value="0.696">
            <text:p>6.96E-01</text:p>
          </table:table-cell>
        </table:table-row>
        <table:table-row table:style-name="ro1">
          <table:table-cell office:value-type="string">
            <text:p>Mmp9 </text:p>
          </table:table-cell>
          <table:table-cell office:value-type="float" office:value="1.02335">
            <text:p>1.02E+00</text:p>
          </table:table-cell>
          <table:table-cell office:value-type="float" office:value="0.06358">
            <text:p>6.36E-02</text:p>
          </table:table-cell>
          <table:table-cell table:formula="of:={#DIV/0!}" office:value-type="float" office:value="0">
            <text:p>#DIV/0!</text:p>
          </table:table-cell>
          <table:table-cell office:value-type="float" office:value="1.45995">
            <text:p>1.46E+00</text:p>
          </table:table-cell>
          <table:table-cell office:value-type="float" office:value="0.8835">
            <text:p>8.84E-01</text:p>
          </table:table-cell>
          <table:table-cell office:value-type="float" office:value="0.2359">
            <text:p>2.36E-01</text:p>
          </table:table-cell>
          <table:table-cell office:value-type="float" office:value="0.083115">
            <text:p>8.31E-02</text:p>
          </table:table-cell>
          <table:table-cell table:formula="of:={#DIV/0!}" office:value-type="float" office:value="0">
            <text:p>#DIV/0!</text:p>
          </table:table-cell>
          <table:table-cell office:value-type="float" office:value="0.3594">
            <text:p>3.59E-01</text:p>
          </table:table-cell>
          <table:table-cell office:value-type="float" office:value="0.168">
            <text:p>1.68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1.06925">
            <text:p>1.07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0.4154">
            <text:p>4.15E-01</text:p>
          </table:table-cell>
          <table:table-cell office:value-type="float" office:value="1.4635">
            <text:p>1.46E+00</text:p>
          </table:table-cell>
          <table:table-cell office:value-type="float" office:value="0.03166">
            <text:p>3.17E-02</text:p>
          </table:table-cell>
        </table:table-row>
        <table:table-row table:style-name="ro1">
          <table:table-cell office:value-type="string">
            <text:p>Msx1 </text:p>
          </table:table-cell>
          <table:table-cell office:value-type="float" office:value="2.9639">
            <text:p>2.96E+00</text:p>
          </table:table-cell>
          <table:table-cell office:value-type="float" office:value="0.3411">
            <text:p>3.41E-01</text:p>
          </table:table-cell>
          <table:table-cell office:value-type="float" office:value="0.4725">
            <text:p>4.73E-01</text:p>
          </table:table-cell>
          <table:table-cell office:value-type="float" office:value="0.3467">
            <text:p>3.47E-01</text:p>
          </table:table-cell>
          <table:table-cell office:value-type="float" office:value="0.215">
            <text:p>2.15E-01</text:p>
          </table:table-cell>
          <table:table-cell office:value-type="float" office:value="0.07084">
            <text:p>7.08E-02</text:p>
          </table:table-cell>
          <table:table-cell office:value-type="float" office:value="0.006658">
            <text:p>6.66E-03</text:p>
          </table:table-cell>
          <table:table-cell office:value-type="float" office:value="0.09479">
            <text:p>9.48E-02</text:p>
          </table:table-cell>
          <table:table-cell office:value-type="float" office:value="0.188716666666667">
            <text:p>1.89E-01</text:p>
          </table:table-cell>
          <table:table-cell office:value-type="float" office:value="0.1058">
            <text:p>1.06E-01</text:p>
          </table:table-cell>
          <table:table-cell office:value-type="float" office:value="0.20462">
            <text:p>2.05E-01</text:p>
          </table:table-cell>
          <table:table-cell office:value-type="float" office:value="0.33165">
            <text:p>3.32E-01</text:p>
          </table:table-cell>
          <table:table-cell office:value-type="float" office:value="1.57">
            <text:p>1.57E+00</text:p>
          </table:table-cell>
          <table:table-cell office:value-type="float" office:value="0.03117">
            <text:p>3.12E-02</text:p>
          </table:table-cell>
          <table:table-cell table:formula="of:={#DIV/0!}" office:value-type="float" office:value="0">
            <text:p>#DIV/0!</text:p>
          </table:table-cell>
          <table:table-cell office:value-type="float" office:value="0.03696">
            <text:p>3.70E-02</text:p>
          </table:table-cell>
        </table:table-row>
        <table:table-row table:style-name="ro1">
          <table:table-cell office:value-type="string">
            <text:p>Ncam2 </text:p>
          </table:table-cell>
          <table:table-cell office:value-type="float" office:value="1">
            <text:p>1.00E+00</text:p>
          </table:table-cell>
          <table:table-cell office:value-type="float" office:value="0.8048">
            <text:p>8.05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7.2325">
            <text:p>7.23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78105">
            <text:p>1.78E-01</text:p>
          </table:table-cell>
          <table:table-cell office:value-type="float" office:value="0.5619">
            <text:p>5.62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3022">
            <text:p>3.02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8.18">
            <text:p>8.18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943">
            <text:p>1.94E-01</text:p>
          </table:table-cell>
        </table:table-row>
        <table:table-row table:style-name="ro1">
          <table:table-cell office:value-type="string">
            <text:p>Nedd9 </text:p>
          </table:table-cell>
          <table:table-cell office:value-type="float" office:value="1.15596666666667">
            <text:p>1.16E+00</text:p>
          </table:table-cell>
          <table:table-cell office:value-type="float" office:value="0.55838">
            <text:p>5.58E-01</text:p>
          </table:table-cell>
          <table:table-cell office:value-type="float" office:value="0.4445">
            <text:p>4.45E-01</text:p>
          </table:table-cell>
          <table:table-cell office:value-type="float" office:value="0.2471">
            <text:p>2.47E-01</text:p>
          </table:table-cell>
          <table:table-cell office:value-type="float" office:value="0.2773">
            <text:p>2.77E-01</text:p>
          </table:table-cell>
          <table:table-cell office:value-type="float" office:value="1.02446666666667">
            <text:p>1.02E+00</text:p>
          </table:table-cell>
          <table:table-cell office:value-type="float" office:value="0.3093">
            <text:p>3.09E-01</text:p>
          </table:table-cell>
          <table:table-cell office:value-type="float" office:value="0.89205">
            <text:p>8.92E-01</text:p>
          </table:table-cell>
          <table:table-cell office:value-type="float" office:value="0.56755">
            <text:p>5.68E-01</text:p>
          </table:table-cell>
          <table:table-cell office:value-type="float" office:value="0.6955">
            <text:p>6.96E-01</text:p>
          </table:table-cell>
          <table:table-cell office:value-type="float" office:value="0.2678">
            <text:p>2.68E-01</text:p>
          </table:table-cell>
          <table:table-cell office:value-type="float" office:value="0.5124">
            <text:p>5.12E-01</text:p>
          </table:table-cell>
          <table:table-cell office:value-type="float" office:value="1.684">
            <text:p>1.68E+00</text:p>
          </table:table-cell>
          <table:table-cell office:value-type="float" office:value="0.33585">
            <text:p>3.36E-01</text:p>
          </table:table-cell>
          <table:table-cell office:value-type="float" office:value="1.0348">
            <text:p>1.03E+00</text:p>
          </table:table-cell>
          <table:table-cell office:value-type="float" office:value="1.43643333333333">
            <text:p>1.44E+00</text:p>
          </table:table-cell>
        </table:table-row>
        <table:table-row table:style-name="ro2">
          <table:table-cell office:value-type="string">
            <text:p>Nefm </text:p>
          </table:table-cell>
          <table:table-cell office:value-type="float" office:value="2.6405">
            <text:p>2.64E+00</text:p>
          </table:table-cell>
          <table:table-cell office:value-type="float" office:value="0.776958571428571">
            <text:p>7.77E-01</text:p>
          </table:table-cell>
          <table:table-cell office:value-type="float" office:value="0.6537">
            <text:p>6.54E-01</text:p>
          </table:table-cell>
          <table:table-cell office:value-type="float" office:value="1.54456666666667">
            <text:p>1.54E+00</text:p>
          </table:table-cell>
          <table:table-cell office:value-type="float" office:value="0.51765">
            <text:p>5.18E-01</text:p>
          </table:table-cell>
          <table:table-cell office:value-type="float" office:value="0.28298">
            <text:p>2.83E-01</text:p>
          </table:table-cell>
          <table:table-cell office:value-type="float" office:value="0.445856666666667">
            <text:p>4.46E-01</text:p>
          </table:table-cell>
          <table:table-cell office:value-type="float" office:value="0.175333333333333">
            <text:p>1.75E-01</text:p>
          </table:table-cell>
          <table:table-cell office:value-type="float" office:value="0.4048">
            <text:p>4.05E-01</text:p>
          </table:table-cell>
          <table:table-cell office:value-type="float" office:value="0.885133333333333">
            <text:p>8.85E-01</text:p>
          </table:table-cell>
          <table:table-cell office:value-type="float" office:value="0.78945">
            <text:p>7.89E-01</text:p>
          </table:table-cell>
          <table:table-cell office:value-type="float" office:value="0.444233333333333">
            <text:p>4.44E-01</text:p>
          </table:table-cell>
          <table:table-cell office:value-type="float" office:value="0.5845">
            <text:p>5.85E-01</text:p>
          </table:table-cell>
          <table:table-cell office:value-type="float" office:value="0.127975">
            <text:p>1.28E-01</text:p>
          </table:table-cell>
          <table:table-cell office:value-type="float" office:value="0.230796666666667">
            <text:p>2.31E-01</text:p>
          </table:table-cell>
          <table:table-cell office:value-type="float" office:value="0.205633333333333">
            <text:p>2.06E-01</text:p>
          </table:table-cell>
        </table:table-row>
        <table:table-row table:style-name="ro2">
          <table:table-cell office:value-type="string">
            <text:p>Nes </text:p>
          </table:table-cell>
          <table:table-cell office:value-type="float" office:value="1.67482">
            <text:p>1.67E+00</text:p>
          </table:table-cell>
          <table:table-cell office:value-type="float" office:value="0.765954285714286">
            <text:p>7.66E-01</text:p>
          </table:table-cell>
          <table:table-cell office:value-type="float" office:value="1.055">
            <text:p>1.06E+00</text:p>
          </table:table-cell>
          <table:table-cell office:value-type="float" office:value="2.2877">
            <text:p>2.29E+00</text:p>
          </table:table-cell>
          <table:table-cell office:value-type="float" office:value="0.43165">
            <text:p>4.32E-01</text:p>
          </table:table-cell>
          <table:table-cell office:value-type="float" office:value="0.8862">
            <text:p>8.86E-01</text:p>
          </table:table-cell>
          <table:table-cell office:value-type="float" office:value="1.01133333333333">
            <text:p>1.01E+00</text:p>
          </table:table-cell>
          <table:table-cell office:value-type="float" office:value="0.688666666666667">
            <text:p>6.89E-01</text:p>
          </table:table-cell>
          <table:table-cell office:value-type="float" office:value="0.9459">
            <text:p>9.46E-01</text:p>
          </table:table-cell>
          <table:table-cell office:value-type="float" office:value="1.20533333333333">
            <text:p>1.21E+00</text:p>
          </table:table-cell>
          <table:table-cell office:value-type="float" office:value="1.19815">
            <text:p>1.20E+00</text:p>
          </table:table-cell>
          <table:table-cell office:value-type="float" office:value="1.13636666666667">
            <text:p>1.14E+00</text:p>
          </table:table-cell>
          <table:table-cell office:value-type="float" office:value="1.4115">
            <text:p>1.41E+00</text:p>
          </table:table-cell>
          <table:table-cell office:value-type="float" office:value="0.56815">
            <text:p>5.68E-01</text:p>
          </table:table-cell>
          <table:table-cell office:value-type="float" office:value="1.84266666666667">
            <text:p>1.84E+00</text:p>
          </table:table-cell>
          <table:table-cell office:value-type="float" office:value="0.668566666666667">
            <text:p>6.69E-01</text:p>
          </table:table-cell>
        </table:table-row>
        <table:table-row table:style-name="ro1">
          <table:table-cell office:value-type="string">
            <text:p>Notch1 </text:p>
          </table:table-cell>
          <table:table-cell office:value-type="float" office:value="1.25534">
            <text:p>1.26E+00</text:p>
          </table:table-cell>
          <table:table-cell office:value-type="float" office:value="0.431965714285714">
            <text:p>4.32E-01</text:p>
          </table:table-cell>
          <table:table-cell office:value-type="float" office:value="0.711166666666667">
            <text:p>7.11E-01</text:p>
          </table:table-cell>
          <table:table-cell office:value-type="float" office:value="1.1638">
            <text:p>1.16E+00</text:p>
          </table:table-cell>
          <table:table-cell office:value-type="float" office:value="0.85805">
            <text:p>8.58E-01</text:p>
          </table:table-cell>
          <table:table-cell office:value-type="float" office:value="1.1629">
            <text:p>1.16E+00</text:p>
          </table:table-cell>
          <table:table-cell office:value-type="float" office:value="0.493733333333333">
            <text:p>4.94E-01</text:p>
          </table:table-cell>
          <table:table-cell office:value-type="float" office:value="1.304">
            <text:p>1.30E+00</text:p>
          </table:table-cell>
          <table:table-cell office:value-type="float" office:value="0.971966666666666">
            <text:p>9.72E-01</text:p>
          </table:table-cell>
          <table:table-cell office:value-type="float" office:value="1.25863333333333">
            <text:p>1.26E+00</text:p>
          </table:table-cell>
          <table:table-cell office:value-type="float" office:value="1.2169">
            <text:p>1.22E+00</text:p>
          </table:table-cell>
          <table:table-cell office:value-type="float" office:value="1.1693">
            <text:p>1.17E+00</text:p>
          </table:table-cell>
          <table:table-cell office:value-type="float" office:value="1.3648">
            <text:p>1.36E+00</text:p>
          </table:table-cell>
          <table:table-cell office:value-type="float" office:value="0.39845">
            <text:p>3.98E-01</text:p>
          </table:table-cell>
          <table:table-cell office:value-type="float" office:value="1.01196666666667">
            <text:p>1.01E+00</text:p>
          </table:table-cell>
          <table:table-cell office:value-type="float" office:value="0.409166666666667">
            <text:p>4.09E-01</text:p>
          </table:table-cell>
        </table:table-row>
        <table:table-row table:style-name="ro1">
          <table:table-cell office:value-type="string">
            <text:p>Nrg1 </text:p>
          </table:table-cell>
          <table:table-cell office:value-type="float" office:value="1">
            <text:p>1.00E+00</text:p>
          </table:table-cell>
          <table:table-cell office:value-type="float" office:value="0.7531">
            <text:p>7.53E-01</text:p>
          </table:table-cell>
          <table:table-cell office:value-type="float" office:value="2.235">
            <text:p>2.24E+00</text:p>
          </table:table-cell>
          <table:table-cell office:value-type="float" office:value="0.1116">
            <text:p>1.12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1384">
            <text:p>1.38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2.3487">
            <text:p>2.35E+00</text:p>
          </table:table-cell>
          <table:table-cell office:value-type="float" office:value="0.76025">
            <text:p>7.60E-01</text:p>
          </table:table-cell>
          <table:table-cell office:value-type="float" office:value="0.003071">
            <text:p>3.07E-03</text:p>
          </table:table-cell>
          <table:table-cell office:value-type="float" office:value="2.05">
            <text:p>2.05E+00</text:p>
          </table:table-cell>
          <table:table-cell office:value-type="float" office:value="0.3612">
            <text:p>3.61E-01</text:p>
          </table:table-cell>
          <table:table-cell office:value-type="float" office:value="1.833">
            <text:p>1.83E+00</text:p>
          </table:table-cell>
          <table:table-cell office:value-type="float" office:value="0.06743">
            <text:p>6.74E-02</text:p>
          </table:table-cell>
        </table:table-row>
        <table:table-row table:style-name="ro1">
          <table:table-cell office:value-type="string">
            <text:p>Nrg2 </text:p>
          </table:table-cell>
          <table:table-cell office:value-type="float" office:value="1">
            <text:p>1.00E+00</text:p>
          </table:table-cell>
          <table:table-cell office:value-type="float" office:value="0.8559">
            <text:p>8.56E-01</text:p>
          </table:table-cell>
          <table:table-cell office:value-type="float" office:value="0.8767">
            <text:p>8.77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7406">
            <text:p>7.41E-01</text:p>
          </table:table-cell>
          <table:table-cell office:value-type="float" office:value="1.03845">
            <text:p>1.04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Nrp1 </text:p>
          </table:table-cell>
          <table:table-cell office:value-type="float" office:value="1.49882">
            <text:p>1.50E+00</text:p>
          </table:table-cell>
          <table:table-cell office:value-type="float" office:value="0.456991428571429">
            <text:p>4.57E-01</text:p>
          </table:table-cell>
          <table:table-cell office:value-type="float" office:value="0.3799">
            <text:p>3.80E-01</text:p>
          </table:table-cell>
          <table:table-cell office:value-type="float" office:value="1.98736666666667">
            <text:p>1.99E+00</text:p>
          </table:table-cell>
          <table:table-cell office:value-type="float" office:value="0.7414">
            <text:p>7.41E-01</text:p>
          </table:table-cell>
          <table:table-cell office:value-type="float" office:value="1.23803333333333">
            <text:p>1.24E+00</text:p>
          </table:table-cell>
          <table:table-cell office:value-type="float" office:value="0.6398">
            <text:p>6.40E-01</text:p>
          </table:table-cell>
          <table:table-cell office:value-type="float" office:value="0.983666666666667">
            <text:p>9.84E-01</text:p>
          </table:table-cell>
          <table:table-cell office:value-type="float" office:value="0.8764">
            <text:p>8.76E-01</text:p>
          </table:table-cell>
          <table:table-cell office:value-type="float" office:value="0.346315">
            <text:p>3.46E-01</text:p>
          </table:table-cell>
          <table:table-cell office:value-type="float" office:value="0.63155">
            <text:p>6.32E-01</text:p>
          </table:table-cell>
          <table:table-cell office:value-type="float" office:value="1.24383333333333">
            <text:p>1.24E+00</text:p>
          </table:table-cell>
          <table:table-cell office:value-type="float" office:value="2.009">
            <text:p>2.01E+00</text:p>
          </table:table-cell>
          <table:table-cell office:value-type="float" office:value="0.7296">
            <text:p>7.30E-01</text:p>
          </table:table-cell>
          <table:table-cell office:value-type="float" office:value="1.3351">
            <text:p>1.34E+00</text:p>
          </table:table-cell>
          <table:table-cell office:value-type="float" office:value="0.46705">
            <text:p>4.67E-01</text:p>
          </table:table-cell>
        </table:table-row>
        <table:table-row table:style-name="ro1">
          <table:table-cell office:value-type="string">
            <text:p>Nrp2 </text:p>
          </table:table-cell>
          <table:table-cell office:value-type="float" office:value="1.07298">
            <text:p>1.07E+00</text:p>
          </table:table-cell>
          <table:table-cell office:value-type="float" office:value="0.586928571428571">
            <text:p>5.87E-01</text:p>
          </table:table-cell>
          <table:table-cell office:value-type="float" office:value="1.02793333333333">
            <text:p>1.03E+00</text:p>
          </table:table-cell>
          <table:table-cell office:value-type="float" office:value="1.1217">
            <text:p>1.12E+00</text:p>
          </table:table-cell>
          <table:table-cell office:value-type="float" office:value="1.1622">
            <text:p>1.16E+00</text:p>
          </table:table-cell>
          <table:table-cell office:value-type="float" office:value="0.824833333333333">
            <text:p>8.25E-01</text:p>
          </table:table-cell>
          <table:table-cell office:value-type="float" office:value="0.769366666666667">
            <text:p>7.69E-01</text:p>
          </table:table-cell>
          <table:table-cell office:value-type="float" office:value="1.45633333333333">
            <text:p>1.46E+00</text:p>
          </table:table-cell>
          <table:table-cell office:value-type="float" office:value="1.15">
            <text:p>1.15E+00</text:p>
          </table:table-cell>
          <table:table-cell office:value-type="float" office:value="0.438166666666667">
            <text:p>4.38E-01</text:p>
          </table:table-cell>
          <table:table-cell office:value-type="float" office:value="0.6146">
            <text:p>6.15E-01</text:p>
          </table:table-cell>
          <table:table-cell office:value-type="float" office:value="1.22603333333333">
            <text:p>1.23E+00</text:p>
          </table:table-cell>
          <table:table-cell office:value-type="float" office:value="2.1268">
            <text:p>2.13E+00</text:p>
          </table:table-cell>
          <table:table-cell office:value-type="float" office:value="0.8771">
            <text:p>8.77E-01</text:p>
          </table:table-cell>
          <table:table-cell office:value-type="float" office:value="0.957933333333333">
            <text:p>9.58E-01</text:p>
          </table:table-cell>
          <table:table-cell office:value-type="float" office:value="0.629366666666667">
            <text:p>6.29E-01</text:p>
          </table:table-cell>
        </table:table-row>
        <table:table-row table:style-name="ro1">
          <table:table-cell office:value-type="string">
            <text:p>Pax3 </text:p>
          </table:table-cell>
          <table:table-cell office:value-type="float" office:value="2.2087">
            <text:p>2.21E+00</text:p>
          </table:table-cell>
          <table:table-cell office:value-type="float" office:value="1.01464285714286">
            <text:p>1.01E+00</text:p>
          </table:table-cell>
          <table:table-cell office:value-type="float" office:value="1.49183333333333">
            <text:p>1.49E+00</text:p>
          </table:table-cell>
          <table:table-cell office:value-type="float" office:value="3.2085">
            <text:p>3.21E+00</text:p>
          </table:table-cell>
          <table:table-cell office:value-type="float" office:value="0.32965">
            <text:p>3.30E-01</text:p>
          </table:table-cell>
          <table:table-cell office:value-type="float" office:value="0.480826666666667">
            <text:p>4.81E-01</text:p>
          </table:table-cell>
          <table:table-cell office:value-type="float" office:value="0.506233333333333">
            <text:p>5.06E-01</text:p>
          </table:table-cell>
          <table:table-cell office:value-type="float" office:value="0.8341">
            <text:p>8.34E-01</text:p>
          </table:table-cell>
          <table:table-cell office:value-type="float" office:value="1.0531">
            <text:p>1.05E+00</text:p>
          </table:table-cell>
          <table:table-cell office:value-type="float" office:value="1.5018">
            <text:p>1.50E+00</text:p>
          </table:table-cell>
          <table:table-cell office:value-type="float" office:value="1.66295">
            <text:p>1.66E+00</text:p>
          </table:table-cell>
          <table:table-cell office:value-type="float" office:value="0.4438">
            <text:p>4.44E-01</text:p>
          </table:table-cell>
          <table:table-cell office:value-type="float" office:value="1.0986">
            <text:p>1.10E+00</text:p>
          </table:table-cell>
          <table:table-cell office:value-type="float" office:value="0.3106">
            <text:p>3.11E-01</text:p>
          </table:table-cell>
          <table:table-cell office:value-type="float" office:value="0.60785">
            <text:p>6.08E-01</text:p>
          </table:table-cell>
          <table:table-cell office:value-type="float" office:value="0.4698">
            <text:p>4.70E-01</text:p>
          </table:table-cell>
        </table:table-row>
        <table:table-row table:style-name="ro1">
          <table:table-cell office:value-type="string">
            <text:p>Pcdh1 </text:p>
          </table:table-cell>
          <table:table-cell office:value-type="float" office:value="1.07835">
            <text:p>1.08E+00</text:p>
          </table:table-cell>
          <table:table-cell office:value-type="float" office:value="0.584742857142857">
            <text:p>5.85E-01</text:p>
          </table:table-cell>
          <table:table-cell office:value-type="float" office:value="1.109">
            <text:p>1.11E+00</text:p>
          </table:table-cell>
          <table:table-cell office:value-type="float" office:value="1.47736666666667">
            <text:p>1.48E+00</text:p>
          </table:table-cell>
          <table:table-cell office:value-type="float" office:value="1.276">
            <text:p>1.28E+00</text:p>
          </table:table-cell>
          <table:table-cell office:value-type="float" office:value="0.695733333333334">
            <text:p>6.96E-01</text:p>
          </table:table-cell>
          <table:table-cell office:value-type="float" office:value="1.63866666666667">
            <text:p>1.64E+00</text:p>
          </table:table-cell>
          <table:table-cell office:value-type="float" office:value="2.49033333333333">
            <text:p>2.49E+00</text:p>
          </table:table-cell>
          <table:table-cell office:value-type="float" office:value="1.63766666666667">
            <text:p>1.64E+00</text:p>
          </table:table-cell>
          <table:table-cell office:value-type="float" office:value="0.392433333333333">
            <text:p>3.92E-01</text:p>
          </table:table-cell>
          <table:table-cell office:value-type="float" office:value="1.04635">
            <text:p>1.05E+00</text:p>
          </table:table-cell>
          <table:table-cell office:value-type="float" office:value="0.994866666666667">
            <text:p>9.95E-01</text:p>
          </table:table-cell>
          <table:table-cell office:value-type="float" office:value="3.6929">
            <text:p>3.69E+00</text:p>
          </table:table-cell>
          <table:table-cell office:value-type="float" office:value="1.4187">
            <text:p>1.42E+00</text:p>
          </table:table-cell>
          <table:table-cell office:value-type="float" office:value="1.88833333333333">
            <text:p>1.89E+00</text:p>
          </table:table-cell>
          <table:table-cell office:value-type="float" office:value="0.4274">
            <text:p>4.27E-01</text:p>
          </table:table-cell>
        </table:table-row>
        <table:table-row table:style-name="ro1">
          <table:table-cell office:value-type="string">
            <text:p>Pcdh19 </text:p>
          </table:table-cell>
          <table:table-cell office:value-type="float" office:value="1.46368">
            <text:p>1.46E+00</text:p>
          </table:table-cell>
          <table:table-cell office:value-type="float" office:value="0.507433333333333">
            <text:p>5.07E-01</text:p>
          </table:table-cell>
          <table:table-cell office:value-type="float" office:value="0.3643">
            <text:p>3.64E-01</text:p>
          </table:table-cell>
          <table:table-cell office:value-type="float" office:value="1.5427">
            <text:p>1.54E+00</text:p>
          </table:table-cell>
          <table:table-cell office:value-type="float" office:value="0.5002">
            <text:p>5.00E-01</text:p>
          </table:table-cell>
          <table:table-cell office:value-type="float" office:value="0.781633333333333">
            <text:p>7.82E-01</text:p>
          </table:table-cell>
          <table:table-cell office:value-type="float" office:value="0.254533333333333">
            <text:p>2.55E-01</text:p>
          </table:table-cell>
          <table:table-cell office:value-type="float" office:value="1.1578">
            <text:p>1.16E+00</text:p>
          </table:table-cell>
          <table:table-cell office:value-type="float" office:value="0.265806666666667">
            <text:p>2.66E-01</text:p>
          </table:table-cell>
          <table:table-cell office:value-type="float" office:value="0.564066666666667">
            <text:p>5.64E-01</text:p>
          </table:table-cell>
          <table:table-cell office:value-type="float" office:value="0.4251">
            <text:p>4.25E-01</text:p>
          </table:table-cell>
          <table:table-cell office:value-type="float" office:value="0.2426">
            <text:p>2.43E-01</text:p>
          </table:table-cell>
          <table:table-cell office:value-type="float" office:value="0.4289">
            <text:p>4.29E-01</text:p>
          </table:table-cell>
          <table:table-cell office:value-type="float" office:value="0.3015">
            <text:p>3.02E-01</text:p>
          </table:table-cell>
          <table:table-cell office:value-type="float" office:value="0.447">
            <text:p>4.47E-01</text:p>
          </table:table-cell>
          <table:table-cell office:value-type="float" office:value="0.119">
            <text:p>1.19E-01</text:p>
          </table:table-cell>
        </table:table-row>
        <table:table-row table:style-name="ro2">
          <table:table-cell office:value-type="string">
            <text:p>Pdgfrl </text:p>
          </table:table-cell>
          <table:table-cell office:value-type="float" office:value="1.20824">
            <text:p>1.21E+00</text:p>
          </table:table-cell>
          <table:table-cell office:value-type="float" office:value="1.09651714285714">
            <text:p>1.10E+00</text:p>
          </table:table-cell>
          <table:table-cell office:value-type="float" office:value="0.340533333333333">
            <text:p>3.41E-01</text:p>
          </table:table-cell>
          <table:table-cell office:value-type="float" office:value="1.98023333333333">
            <text:p>1.98E+00</text:p>
          </table:table-cell>
          <table:table-cell office:value-type="float" office:value="1.336">
            <text:p>1.34E+00</text:p>
          </table:table-cell>
          <table:table-cell office:value-type="float" office:value="0.7776">
            <text:p>7.78E-01</text:p>
          </table:table-cell>
          <table:table-cell office:value-type="float" office:value="0.317456666666667">
            <text:p>3.17E-01</text:p>
          </table:table-cell>
          <table:table-cell office:value-type="float" office:value="0.862333333333333">
            <text:p>8.62E-01</text:p>
          </table:table-cell>
          <table:table-cell office:value-type="float" office:value="0.590866666666667">
            <text:p>5.91E-01</text:p>
          </table:table-cell>
          <table:table-cell office:value-type="float" office:value="0.4763">
            <text:p>4.76E-01</text:p>
          </table:table-cell>
          <table:table-cell office:value-type="float" office:value="0.31775">
            <text:p>3.18E-01</text:p>
          </table:table-cell>
          <table:table-cell office:value-type="float" office:value="0.600133333333333">
            <text:p>6.00E-01</text:p>
          </table:table-cell>
          <table:table-cell office:value-type="float" office:value="0.7145">
            <text:p>7.15E-01</text:p>
          </table:table-cell>
          <table:table-cell office:value-type="float" office:value="0.3044">
            <text:p>3.04E-01</text:p>
          </table:table-cell>
          <table:table-cell office:value-type="float" office:value="1.27766666666667">
            <text:p>1.28E+00</text:p>
          </table:table-cell>
          <table:table-cell office:value-type="float" office:value="0.08593">
            <text:p>8.59E-02</text:p>
          </table:table-cell>
        </table:table-row>
        <table:table-row table:style-name="ro2">
          <table:table-cell office:value-type="string">
            <text:p>Perp </text:p>
          </table:table-cell>
          <table:table-cell office:value-type="float" office:value="1">
            <text:p>1.00E+00</text:p>
          </table:table-cell>
          <table:table-cell office:value-type="float" office:value="0.3042">
            <text:p>3.04E-01</text:p>
          </table:table-cell>
          <table:table-cell office:value-type="float" office:value="0.8063">
            <text:p>8.06E-01</text:p>
          </table:table-cell>
          <table:table-cell office:value-type="float" office:value="0.1904">
            <text:p>1.90E-01</text:p>
          </table:table-cell>
          <table:table-cell office:value-type="float" office:value="0.2444">
            <text:p>2.44E-01</text:p>
          </table:table-cell>
          <table:table-cell office:value-type="float" office:value="0.1345">
            <text:p>1.35E-01</text:p>
          </table:table-cell>
          <table:table-cell office:value-type="float" office:value="0.08904">
            <text:p>8.90E-02</text:p>
          </table:table-cell>
          <table:table-cell office:value-type="float" office:value="0.48925">
            <text:p>4.89E-01</text:p>
          </table:table-cell>
          <table:table-cell office:value-type="float" office:value="0.4287">
            <text:p>4.29E-01</text:p>
          </table:table-cell>
          <table:table-cell office:value-type="float" office:value="0.1103">
            <text:p>1.10E-01</text:p>
          </table:table-cell>
          <table:table-cell office:value-type="float" office:value="0.1165">
            <text:p>1.17E-01</text:p>
          </table:table-cell>
          <table:table-cell table:formula="of:={#DIV/0!}" office:value-type="float" office:value="0">
            <text:p>#DIV/0!</text:p>
          </table:table-cell>
          <table:table-cell office:value-type="float" office:value="0.8743">
            <text:p>8.74E-01</text:p>
          </table:table-cell>
          <table:table-cell office:value-type="float" office:value="0.169875">
            <text:p>1.70E-01</text:p>
          </table:table-cell>
          <table:table-cell office:value-type="float" office:value="0.38835">
            <text:p>3.88E-01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Phox2b </text:p>
          </table:table-cell>
          <table:table-cell office:value-type="float" office:value="1.2336">
            <text:p>1.23E+00</text:p>
          </table:table-cell>
          <table:table-cell office:value-type="float" office:value="1.8964">
            <text:p>1.90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1.618">
            <text:p>1.62E+00</text:p>
          </table:table-cell>
          <table:table-cell office:value-type="float" office:value="1.16865">
            <text:p>1.17E+00</text:p>
          </table:table-cell>
          <table:table-cell office:value-type="float" office:value="0.069985">
            <text:p>7.00E-02</text:p>
          </table:table-cell>
          <table:table-cell table:formula="of:={#DIV/0!}" office:value-type="float" office:value="0">
            <text:p>#DIV/0!</text:p>
          </table:table-cell>
          <table:table-cell office:value-type="float" office:value="1.73756666666667">
            <text:p>1.74E+00</text:p>
          </table:table-cell>
          <table:table-cell office:value-type="float" office:value="0.247">
            <text:p>2.47E-01</text:p>
          </table:table-cell>
          <table:table-cell office:value-type="float" office:value="0.44145">
            <text:p>4.41E-01</text:p>
          </table:table-cell>
          <table:table-cell office:value-type="float" office:value="2.1755">
            <text:p>2.18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2.5195">
            <text:p>2.52E+00</text:p>
          </table:table-cell>
          <table:table-cell office:value-type="float" office:value="0.03035">
            <text:p>3.04E-02</text:p>
          </table:table-cell>
        </table:table-row>
        <table:table-row table:style-name="ro1">
          <table:table-cell office:value-type="string">
            <text:p>Pkp2 </text:p>
          </table:table-cell>
          <table:table-cell office:value-type="float" office:value="2.49102">
            <text:p>2.49E+00</text:p>
          </table:table-cell>
          <table:table-cell office:value-type="float" office:value="0.828847142857143">
            <text:p>8.29E-01</text:p>
          </table:table-cell>
          <table:table-cell office:value-type="float" office:value="0.601533333333333">
            <text:p>6.02E-01</text:p>
          </table:table-cell>
          <table:table-cell office:value-type="float" office:value="3.62273333333333">
            <text:p>3.62E+00</text:p>
          </table:table-cell>
          <table:table-cell office:value-type="float" office:value="0.672">
            <text:p>6.72E-01</text:p>
          </table:table-cell>
          <table:table-cell office:value-type="float" office:value="0.5715">
            <text:p>5.72E-01</text:p>
          </table:table-cell>
          <table:table-cell office:value-type="float" office:value="0.493246666666667">
            <text:p>4.93E-01</text:p>
          </table:table-cell>
          <table:table-cell office:value-type="float" office:value="0.9925">
            <text:p>9.93E-01</text:p>
          </table:table-cell>
          <table:table-cell office:value-type="float" office:value="0.5363">
            <text:p>5.36E-01</text:p>
          </table:table-cell>
          <table:table-cell office:value-type="float" office:value="1.52876666666667">
            <text:p>1.53E+00</text:p>
          </table:table-cell>
          <table:table-cell office:value-type="float" office:value="0.17384">
            <text:p>1.74E-01</text:p>
          </table:table-cell>
          <table:table-cell office:value-type="float" office:value="0.933333333333333">
            <text:p>9.33E-01</text:p>
          </table:table-cell>
          <table:table-cell office:value-type="float" office:value="1.15825">
            <text:p>1.16E+00</text:p>
          </table:table-cell>
          <table:table-cell office:value-type="float" office:value="0.203045">
            <text:p>2.03E-01</text:p>
          </table:table-cell>
          <table:table-cell office:value-type="float" office:value="0.7201">
            <text:p>7.20E-01</text:p>
          </table:table-cell>
          <table:table-cell office:value-type="float" office:value="1.88639666666667">
            <text:p>1.89E+00</text:p>
          </table:table-cell>
        </table:table-row>
        <table:table-row table:style-name="ro2">
          <table:table-cell office:value-type="string">
            <text:p>Rhoa </text:p>
          </table:table-cell>
          <table:table-cell office:value-type="float" office:value="1.0308">
            <text:p>1.03E+00</text:p>
          </table:table-cell>
          <table:table-cell office:value-type="float" office:value="0.852342857142857">
            <text:p>8.52E-01</text:p>
          </table:table-cell>
          <table:table-cell office:value-type="float" office:value="0.693566666666667">
            <text:p>6.94E-01</text:p>
          </table:table-cell>
          <table:table-cell office:value-type="float" office:value="0.767266666666667">
            <text:p>7.67E-01</text:p>
          </table:table-cell>
          <table:table-cell office:value-type="float" office:value="0.7429">
            <text:p>7.43E-01</text:p>
          </table:table-cell>
          <table:table-cell office:value-type="float" office:value="0.878133333333333">
            <text:p>8.78E-01</text:p>
          </table:table-cell>
          <table:table-cell office:value-type="float" office:value="0.5985">
            <text:p>5.99E-01</text:p>
          </table:table-cell>
          <table:table-cell office:value-type="float" office:value="0.753033333333333">
            <text:p>7.53E-01</text:p>
          </table:table-cell>
          <table:table-cell office:value-type="float" office:value="0.7992">
            <text:p>7.99E-01</text:p>
          </table:table-cell>
          <table:table-cell office:value-type="float" office:value="0.8366">
            <text:p>8.37E-01</text:p>
          </table:table-cell>
          <table:table-cell office:value-type="float" office:value="0.6882">
            <text:p>6.88E-01</text:p>
          </table:table-cell>
          <table:table-cell office:value-type="float" office:value="0.692566666666667">
            <text:p>6.93E-01</text:p>
          </table:table-cell>
          <table:table-cell office:value-type="float" office:value="0.65345">
            <text:p>6.53E-01</text:p>
          </table:table-cell>
          <table:table-cell office:value-type="float" office:value="0.6631">
            <text:p>6.63E-01</text:p>
          </table:table-cell>
          <table:table-cell office:value-type="float" office:value="0.690833333333334">
            <text:p>6.91E-01</text:p>
          </table:table-cell>
          <table:table-cell office:value-type="float" office:value="0.6373">
            <text:p>6.37E-01</text:p>
          </table:table-cell>
        </table:table-row>
        <table:table-row table:style-name="ro1">
          <table:table-cell office:value-type="string">
            <text:p>Robo1 </text:p>
          </table:table-cell>
          <table:table-cell office:value-type="float" office:value="1.14558">
            <text:p>1.15E+00</text:p>
          </table:table-cell>
          <table:table-cell office:value-type="float" office:value="0.533271428571428">
            <text:p>5.33E-01</text:p>
          </table:table-cell>
          <table:table-cell office:value-type="float" office:value="0.871133333333333">
            <text:p>8.71E-01</text:p>
          </table:table-cell>
          <table:table-cell office:value-type="float" office:value="1.32483333333333">
            <text:p>1.32E+00</text:p>
          </table:table-cell>
          <table:table-cell office:value-type="float" office:value="0.96245">
            <text:p>9.62E-01</text:p>
          </table:table-cell>
          <table:table-cell office:value-type="float" office:value="0.6952">
            <text:p>6.95E-01</text:p>
          </table:table-cell>
          <table:table-cell office:value-type="float" office:value="0.766">
            <text:p>7.66E-01</text:p>
          </table:table-cell>
          <table:table-cell office:value-type="float" office:value="1.0942">
            <text:p>1.09E+00</text:p>
          </table:table-cell>
          <table:table-cell office:value-type="float" office:value="0.604766666666667">
            <text:p>6.05E-01</text:p>
          </table:table-cell>
          <table:table-cell office:value-type="float" office:value="0.248733333333333">
            <text:p>2.49E-01</text:p>
          </table:table-cell>
          <table:table-cell office:value-type="float" office:value="0.6773">
            <text:p>6.77E-01</text:p>
          </table:table-cell>
          <table:table-cell office:value-type="float" office:value="0.749233333333333">
            <text:p>7.49E-01</text:p>
          </table:table-cell>
          <table:table-cell office:value-type="float" office:value="1.2934">
            <text:p>1.29E+00</text:p>
          </table:table-cell>
          <table:table-cell office:value-type="float" office:value="0.74395">
            <text:p>7.44E-01</text:p>
          </table:table-cell>
          <table:table-cell office:value-type="float" office:value="0.887033333333333">
            <text:p>8.87E-01</text:p>
          </table:table-cell>
          <table:table-cell office:value-type="float" office:value="0.451666666666667">
            <text:p>4.52E-01</text:p>
          </table:table-cell>
        </table:table-row>
        <table:table-row table:style-name="ro1">
          <table:table-cell office:value-type="string">
            <text:p>Robo2 </text:p>
          </table:table-cell>
          <table:table-cell office:value-type="float" office:value="1.852">
            <text:p>1.85E+00</text:p>
          </table:table-cell>
          <table:table-cell office:value-type="float" office:value="0.434336">
            <text:p>4.34E-01</text:p>
          </table:table-cell>
          <table:table-cell office:value-type="float" office:value="0.2825">
            <text:p>2.83E-01</text:p>
          </table:table-cell>
          <table:table-cell office:value-type="float" office:value="1.6075">
            <text:p>1.61E+00</text:p>
          </table:table-cell>
          <table:table-cell office:value-type="float" office:value="0.366865">
            <text:p>3.67E-01</text:p>
          </table:table-cell>
          <table:table-cell office:value-type="float" office:value="0.6081">
            <text:p>6.08E-01</text:p>
          </table:table-cell>
          <table:table-cell office:value-type="float" office:value="0.5727">
            <text:p>5.73E-01</text:p>
          </table:table-cell>
          <table:table-cell office:value-type="float" office:value="0.8164">
            <text:p>8.16E-01</text:p>
          </table:table-cell>
          <table:table-cell office:value-type="float" office:value="0.236566666666667">
            <text:p>2.37E-01</text:p>
          </table:table-cell>
          <table:table-cell office:value-type="float" office:value="0.593433333333333">
            <text:p>5.93E-01</text:p>
          </table:table-cell>
          <table:table-cell office:value-type="float" office:value="0.58205">
            <text:p>5.82E-01</text:p>
          </table:table-cell>
          <table:table-cell office:value-type="float" office:value="0.50355">
            <text:p>5.04E-01</text:p>
          </table:table-cell>
          <table:table-cell office:value-type="float" office:value="1.1605">
            <text:p>1.16E+00</text:p>
          </table:table-cell>
          <table:table-cell office:value-type="float" office:value="0.38465">
            <text:p>3.85E-01</text:p>
          </table:table-cell>
          <table:table-cell office:value-type="float" office:value="0.32635">
            <text:p>3.26E-01</text:p>
          </table:table-cell>
          <table:table-cell office:value-type="float" office:value="0.779466666666667">
            <text:p>7.79E-01</text:p>
          </table:table-cell>
        </table:table-row>
        <table:table-row table:style-name="ro2">
          <table:table-cell office:value-type="string">
            <text:p>Rplpo </text:p>
          </table:table-cell>
          <table:table-cell office:value-type="float" office:value="1.20008">
            <text:p>1.20E+00</text:p>
          </table:table-cell>
          <table:table-cell office:value-type="float" office:value="0.6549">
            <text:p>6.55E-01</text:p>
          </table:table-cell>
          <table:table-cell office:value-type="float" office:value="0.6125">
            <text:p>6.13E-01</text:p>
          </table:table-cell>
          <table:table-cell office:value-type="float" office:value="0.9028">
            <text:p>9.03E-01</text:p>
          </table:table-cell>
          <table:table-cell office:value-type="float" office:value="0.566">
            <text:p>5.66E-01</text:p>
          </table:table-cell>
          <table:table-cell office:value-type="float" office:value="0.6291">
            <text:p>6.29E-01</text:p>
          </table:table-cell>
          <table:table-cell office:value-type="float" office:value="0.589533333333333">
            <text:p>5.90E-01</text:p>
          </table:table-cell>
          <table:table-cell office:value-type="float" office:value="0.810533333333333">
            <text:p>8.11E-01</text:p>
          </table:table-cell>
          <table:table-cell office:value-type="float" office:value="0.7675">
            <text:p>7.68E-01</text:p>
          </table:table-cell>
          <table:table-cell office:value-type="float" office:value="1.08686666666667">
            <text:p>1.09E+00</text:p>
          </table:table-cell>
          <table:table-cell office:value-type="float" office:value="0.8705">
            <text:p>8.71E-01</text:p>
          </table:table-cell>
          <table:table-cell office:value-type="float" office:value="0.847666666666667">
            <text:p>8.48E-01</text:p>
          </table:table-cell>
          <table:table-cell office:value-type="float" office:value="0.83455">
            <text:p>8.35E-01</text:p>
          </table:table-cell>
          <table:table-cell office:value-type="float" office:value="0.553">
            <text:p>5.53E-01</text:p>
          </table:table-cell>
          <table:table-cell office:value-type="float" office:value="0.7725">
            <text:p>7.73E-01</text:p>
          </table:table-cell>
          <table:table-cell office:value-type="float" office:value="0.6101">
            <text:p>6.10E-01</text:p>
          </table:table-cell>
        </table:table-row>
        <table:table-row table:style-name="ro1">
          <table:table-cell office:value-type="string">
            <text:p>Runx2 </text:p>
          </table:table-cell>
          <table:table-cell office:value-type="float" office:value="1">
            <text:p>1.00E+00</text:p>
          </table:table-cell>
          <table:table-cell office:value-type="float" office:value="0.2808">
            <text:p>2.81E-01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2.05636666666667">
            <text:p>2.06E+00</text:p>
          </table:table-cell>
          <table:table-cell office:value-type="float" office:value="0.1735">
            <text:p>1.74E-01</text:p>
          </table:table-cell>
          <table:table-cell office:value-type="float" office:value="0.7941">
            <text:p>7.94E-01</text:p>
          </table:table-cell>
          <table:table-cell office:value-type="float" office:value="0.6684">
            <text:p>6.68E-01</text:p>
          </table:table-cell>
          <table:table-cell office:value-type="float" office:value="0.3956">
            <text:p>3.96E-01</text:p>
          </table:table-cell>
          <table:table-cell office:value-type="float" office:value="1.492">
            <text:p>1.49E+00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office:value-type="float" office:value="0.05892">
            <text:p>5.89E-02</text:p>
          </table:table-cell>
        </table:table-row>
        <table:table-row table:style-name="ro1">
          <table:table-cell office:value-type="string">
            <text:p>Slit1 </text:p>
          </table:table-cell>
          <table:table-cell office:value-type="float" office:value="1.47932">
            <text:p>1.48E+00</text:p>
          </table:table-cell>
          <table:table-cell office:value-type="float" office:value="0.4002925">
            <text:p>4.00E-01</text:p>
          </table:table-cell>
          <table:table-cell office:value-type="float" office:value="0.486233333333333">
            <text:p>4.86E-01</text:p>
          </table:table-cell>
          <table:table-cell office:value-type="float" office:value="2.833">
            <text:p>2.83E+00</text:p>
          </table:table-cell>
          <table:table-cell office:value-type="float" office:value="0.7425">
            <text:p>7.43E-01</text:p>
          </table:table-cell>
          <table:table-cell office:value-type="float" office:value="0.6372">
            <text:p>6.37E-01</text:p>
          </table:table-cell>
          <table:table-cell office:value-type="float" office:value="0.7752">
            <text:p>7.75E-01</text:p>
          </table:table-cell>
          <table:table-cell office:value-type="float" office:value="0.9063">
            <text:p>9.06E-01</text:p>
          </table:table-cell>
          <table:table-cell office:value-type="float" office:value="1.42076666666667">
            <text:p>1.42E+00</text:p>
          </table:table-cell>
          <table:table-cell office:value-type="float" office:value="0.94175">
            <text:p>9.42E-01</text:p>
          </table:table-cell>
          <table:table-cell office:value-type="float" office:value="0.83">
            <text:p>8.30E-01</text:p>
          </table:table-cell>
          <table:table-cell office:value-type="float" office:value="0.6658">
            <text:p>6.66E-01</text:p>
          </table:table-cell>
          <table:table-cell office:value-type="float" office:value="1.9615">
            <text:p>1.96E+00</text:p>
          </table:table-cell>
          <table:table-cell office:value-type="float" office:value="0.54375">
            <text:p>5.44E-01</text:p>
          </table:table-cell>
          <table:table-cell office:value-type="float" office:value="0.579166666666667">
            <text:p>5.79E-01</text:p>
          </table:table-cell>
          <table:table-cell office:value-type="float" office:value="1.4395">
            <text:p>1.44E+00</text:p>
          </table:table-cell>
        </table:table-row>
        <table:table-row table:style-name="ro1">
          <table:table-cell office:value-type="string">
            <text:p>Slit2 </text:p>
          </table:table-cell>
          <table:table-cell office:value-type="float" office:value="1.10876666666667">
            <text:p>1.11E+00</text:p>
          </table:table-cell>
          <table:table-cell office:value-type="float" office:value="1.23213333333333">
            <text:p>1.23E+00</text:p>
          </table:table-cell>
          <table:table-cell office:value-type="float" office:value="0.913866666666667">
            <text:p>9.14E-01</text:p>
          </table:table-cell>
          <table:table-cell office:value-type="float" office:value="2.562">
            <text:p>2.56E+00</text:p>
          </table:table-cell>
          <table:table-cell office:value-type="float" office:value="1.41225">
            <text:p>1.41E+00</text:p>
          </table:table-cell>
          <table:table-cell office:value-type="float" office:value="7.183">
            <text:p>7.18E+00</text:p>
          </table:table-cell>
          <table:table-cell office:value-type="float" office:value="1.97886666666667">
            <text:p>1.98E+00</text:p>
          </table:table-cell>
          <table:table-cell office:value-type="float" office:value="3.7542">
            <text:p>3.75E+00</text:p>
          </table:table-cell>
          <table:table-cell office:value-type="float" office:value="0.864">
            <text:p>8.64E-01</text:p>
          </table:table-cell>
          <table:table-cell office:value-type="float" office:value="0.1737">
            <text:p>1.74E-01</text:p>
          </table:table-cell>
          <table:table-cell office:value-type="float" office:value="0.7377">
            <text:p>7.38E-01</text:p>
          </table:table-cell>
          <table:table-cell office:value-type="float" office:value="2.00043333333333">
            <text:p>2.00E+00</text:p>
          </table:table-cell>
          <table:table-cell office:value-type="float" office:value="2.681">
            <text:p>2.68E+00</text:p>
          </table:table-cell>
          <table:table-cell office:value-type="float" office:value="0.45825">
            <text:p>4.58E-01</text:p>
          </table:table-cell>
          <table:table-cell office:value-type="float" office:value="1.79073333333333">
            <text:p>1.79E+00</text:p>
          </table:table-cell>
          <table:table-cell office:value-type="float" office:value="0.97205">
            <text:p>9.72E-01</text:p>
          </table:table-cell>
        </table:table-row>
        <table:table-row table:style-name="ro1">
          <table:table-cell office:value-type="string">
            <text:p>Snail1 </text:p>
          </table:table-cell>
          <table:table-cell office:value-type="float" office:value="1.683525">
            <text:p>1.68E+00</text:p>
          </table:table-cell>
          <table:table-cell office:value-type="float" office:value="0.83314">
            <text:p>8.33E-01</text:p>
          </table:table-cell>
          <table:table-cell office:value-type="float" office:value="0.71325">
            <text:p>7.13E-01</text:p>
          </table:table-cell>
          <table:table-cell office:value-type="float" office:value="3.5604">
            <text:p>3.56E+00</text:p>
          </table:table-cell>
          <table:table-cell office:value-type="float" office:value="1.538">
            <text:p>1.54E+00</text:p>
          </table:table-cell>
          <table:table-cell office:value-type="float" office:value="0.93845">
            <text:p>9.38E-01</text:p>
          </table:table-cell>
          <table:table-cell office:value-type="float" office:value="0.15445">
            <text:p>1.54E-01</text:p>
          </table:table-cell>
          <table:table-cell office:value-type="float" office:value="1.42995">
            <text:p>1.43E+00</text:p>
          </table:table-cell>
          <table:table-cell office:value-type="float" office:value="0.3304">
            <text:p>3.30E-01</text:p>
          </table:table-cell>
          <table:table-cell office:value-type="float" office:value="0.203">
            <text:p>2.03E-01</text:p>
          </table:table-cell>
          <table:table-cell office:value-type="float" office:value="0.61195">
            <text:p>6.12E-01</text:p>
          </table:table-cell>
          <table:table-cell office:value-type="float" office:value="0.782">
            <text:p>7.82E-01</text:p>
          </table:table-cell>
          <table:table-cell office:value-type="float" office:value="0.2483">
            <text:p>2.48E-01</text:p>
          </table:table-cell>
          <table:table-cell office:value-type="float" office:value="1.1208">
            <text:p>1.12E+00</text:p>
          </table:table-cell>
          <table:table-cell office:value-type="float" office:value="1.0986">
            <text:p>1.10E+00</text:p>
          </table:table-cell>
          <table:table-cell office:value-type="float" office:value="1.90346666666667">
            <text:p>1.90E+00</text:p>
          </table:table-cell>
        </table:table-row>
        <table:table-row table:style-name="ro1">
          <table:table-cell office:value-type="string">
            <text:p>Sox10 </text:p>
          </table:table-cell>
          <table:table-cell office:value-type="float" office:value="1.02412">
            <text:p>1.02E+00</text:p>
          </table:table-cell>
          <table:table-cell office:value-type="float" office:value="0.866714285714286">
            <text:p>8.67E-01</text:p>
          </table:table-cell>
          <table:table-cell office:value-type="float" office:value="1.25666666666667">
            <text:p>1.26E+00</text:p>
          </table:table-cell>
          <table:table-cell office:value-type="float" office:value="0.914133333333333">
            <text:p>9.14E-01</text:p>
          </table:table-cell>
          <table:table-cell office:value-type="float" office:value="0.77465">
            <text:p>7.75E-01</text:p>
          </table:table-cell>
          <table:table-cell office:value-type="float" office:value="0.38177">
            <text:p>3.82E-01</text:p>
          </table:table-cell>
          <table:table-cell office:value-type="float" office:value="0.915366666666667">
            <text:p>9.15E-01</text:p>
          </table:table-cell>
          <table:table-cell office:value-type="float" office:value="1.1186">
            <text:p>1.12E+00</text:p>
          </table:table-cell>
          <table:table-cell office:value-type="float" office:value="1.66566666666667">
            <text:p>1.67E+00</text:p>
          </table:table-cell>
          <table:table-cell office:value-type="float" office:value="0.5125">
            <text:p>5.13E-01</text:p>
          </table:table-cell>
          <table:table-cell office:value-type="float" office:value="0.7094">
            <text:p>7.09E-01</text:p>
          </table:table-cell>
          <table:table-cell office:value-type="float" office:value="0.6483">
            <text:p>6.48E-01</text:p>
          </table:table-cell>
          <table:table-cell office:value-type="float" office:value="0.99935">
            <text:p>9.99E-01</text:p>
          </table:table-cell>
          <table:table-cell office:value-type="float" office:value="0.96385">
            <text:p>9.64E-01</text:p>
          </table:table-cell>
          <table:table-cell office:value-type="float" office:value="0.640666666666667">
            <text:p>6.41E-01</text:p>
          </table:table-cell>
          <table:table-cell office:value-type="float" office:value="0.819133333333333">
            <text:p>8.19E-01</text:p>
          </table:table-cell>
        </table:table-row>
        <table:table-row table:style-name="ro1">
          <table:table-cell office:value-type="string">
            <text:p>Spon1 </text:p>
          </table:table-cell>
          <table:table-cell office:value-type="float" office:value="1.05188">
            <text:p>1.05E+00</text:p>
          </table:table-cell>
          <table:table-cell office:value-type="float" office:value="0.574271428571429">
            <text:p>5.74E-01</text:p>
          </table:table-cell>
          <table:table-cell office:value-type="float" office:value="0.762066666666667">
            <text:p>7.62E-01</text:p>
          </table:table-cell>
          <table:table-cell office:value-type="float" office:value="1.93763333333333">
            <text:p>1.94E+00</text:p>
          </table:table-cell>
          <table:table-cell office:value-type="float" office:value="1.1527">
            <text:p>1.15E+00</text:p>
          </table:table-cell>
          <table:table-cell office:value-type="float" office:value="3.818">
            <text:p>3.82E+00</text:p>
          </table:table-cell>
          <table:table-cell office:value-type="float" office:value="1.1531">
            <text:p>1.15E+00</text:p>
          </table:table-cell>
          <table:table-cell office:value-type="float" office:value="1.1572">
            <text:p>1.16E+00</text:p>
          </table:table-cell>
          <table:table-cell office:value-type="float" office:value="0.891933333333333">
            <text:p>8.92E-01</text:p>
          </table:table-cell>
          <table:table-cell office:value-type="float" office:value="0.569133333333333">
            <text:p>5.69E-01</text:p>
          </table:table-cell>
          <table:table-cell office:value-type="float" office:value="0.68945">
            <text:p>6.89E-01</text:p>
          </table:table-cell>
          <table:table-cell office:value-type="float" office:value="1.702">
            <text:p>1.70E+00</text:p>
          </table:table-cell>
          <table:table-cell office:value-type="float" office:value="2.081">
            <text:p>2.08E+00</text:p>
          </table:table-cell>
          <table:table-cell office:value-type="float" office:value="1.10085">
            <text:p>1.10E+00</text:p>
          </table:table-cell>
          <table:table-cell office:value-type="float" office:value="2.23146666666667">
            <text:p>2.23E+00</text:p>
          </table:table-cell>
          <table:table-cell office:value-type="float" office:value="0.6094">
            <text:p>6.09E-01</text:p>
          </table:table-cell>
        </table:table-row>
        <table:table-row table:style-name="ro1">
          <table:table-cell office:value-type="string">
            <text:p>Tfap2a </text:p>
          </table:table-cell>
          <table:table-cell office:value-type="float" office:value="1.25134">
            <text:p>1.25E+00</text:p>
          </table:table-cell>
          <table:table-cell office:value-type="float" office:value="1.0198">
            <text:p>1.02E+00</text:p>
          </table:table-cell>
          <table:table-cell office:value-type="float" office:value="1.18623333333333">
            <text:p>1.19E+00</text:p>
          </table:table-cell>
          <table:table-cell office:value-type="float" office:value="1.98766666666667">
            <text:p>1.99E+00</text:p>
          </table:table-cell>
          <table:table-cell office:value-type="float" office:value="0.85545">
            <text:p>8.55E-01</text:p>
          </table:table-cell>
          <table:table-cell office:value-type="float" office:value="0.2242">
            <text:p>2.24E-01</text:p>
          </table:table-cell>
          <table:table-cell office:value-type="float" office:value="0.7118">
            <text:p>7.12E-01</text:p>
          </table:table-cell>
          <table:table-cell office:value-type="float" office:value="0.608866666666667">
            <text:p>6.09E-01</text:p>
          </table:table-cell>
          <table:table-cell office:value-type="float" office:value="1.09726666666667">
            <text:p>1.10E+00</text:p>
          </table:table-cell>
          <table:table-cell office:value-type="float" office:value="1.0005">
            <text:p>1.00E+00</text:p>
          </table:table-cell>
          <table:table-cell office:value-type="float" office:value="0.85925">
            <text:p>8.59E-01</text:p>
          </table:table-cell>
          <table:table-cell office:value-type="float" office:value="0.563366666666667">
            <text:p>5.63E-01</text:p>
          </table:table-cell>
          <table:table-cell office:value-type="float" office:value="1.23525">
            <text:p>1.24E+00</text:p>
          </table:table-cell>
          <table:table-cell office:value-type="float" office:value="0.5738">
            <text:p>5.74E-01</text:p>
          </table:table-cell>
          <table:table-cell office:value-type="float" office:value="0.256666666666667">
            <text:p>2.57E-01</text:p>
          </table:table-cell>
          <table:table-cell office:value-type="float" office:value="0.829466666666667">
            <text:p>8.29E-01</text:p>
          </table:table-cell>
        </table:table-row>
        <table:table-row table:style-name="ro1">
          <table:table-cell office:value-type="string">
            <text:p>Tgfbr1 </text:p>
          </table:table-cell>
          <table:table-cell office:value-type="float" office:value="1.22146">
            <text:p>1.22E+00</text:p>
          </table:table-cell>
          <table:table-cell office:value-type="float" office:value="0.311994">
            <text:p>3.12E-01</text:p>
          </table:table-cell>
          <table:table-cell office:value-type="float" office:value="0.628466666666667">
            <text:p>6.28E-01</text:p>
          </table:table-cell>
          <table:table-cell office:value-type="float" office:value="0.6083">
            <text:p>6.08E-01</text:p>
          </table:table-cell>
          <table:table-cell office:value-type="float" office:value="0.30505">
            <text:p>3.05E-01</text:p>
          </table:table-cell>
          <table:table-cell office:value-type="float" office:value="0.752233333333333">
            <text:p>7.52E-01</text:p>
          </table:table-cell>
          <table:table-cell office:value-type="float" office:value="0.416366666666667">
            <text:p>4.16E-01</text:p>
          </table:table-cell>
          <table:table-cell office:value-type="float" office:value="0.840966666666667">
            <text:p>8.41E-01</text:p>
          </table:table-cell>
          <table:table-cell office:value-type="float" office:value="0.437966666666667">
            <text:p>4.38E-01</text:p>
          </table:table-cell>
          <table:table-cell office:value-type="float" office:value="0.09123">
            <text:p>9.12E-02</text:p>
          </table:table-cell>
          <table:table-cell office:value-type="float" office:value="0.2962">
            <text:p>2.96E-01</text:p>
          </table:table-cell>
          <table:table-cell office:value-type="float" office:value="0.4527">
            <text:p>4.53E-01</text:p>
          </table:table-cell>
          <table:table-cell office:value-type="float" office:value="1.5525">
            <text:p>1.55E+00</text:p>
          </table:table-cell>
          <table:table-cell office:value-type="float" office:value="0.5348">
            <text:p>5.35E-01</text:p>
          </table:table-cell>
          <table:table-cell office:value-type="float" office:value="0.556133333333333">
            <text:p>5.56E-01</text:p>
          </table:table-cell>
          <table:table-cell office:value-type="float" office:value="1.1617">
            <text:p>1.16E+00</text:p>
          </table:table-cell>
        </table:table-row>
        <table:table-row table:style-name="ro1">
          <table:table-cell office:value-type="string">
            <text:p>Th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Uncb5 </text:p>
          </table:table-cell>
          <table:table-cell office:value-type="float" office:value="1.30913333333333">
            <text:p>1.31E+00</text:p>
          </table:table-cell>
          <table:table-cell office:value-type="float" office:value="0.818375">
            <text:p>8.18E-01</text:p>
          </table:table-cell>
          <table:table-cell office:value-type="float" office:value="1.137">
            <text:p>1.14E+00</text:p>
          </table:table-cell>
          <table:table-cell office:value-type="float" office:value="1.7146">
            <text:p>1.71E+00</text:p>
          </table:table-cell>
          <table:table-cell table:formula="of:={#DIV/0!}" office:value-type="float" office:value="0">
            <text:p>#DIV/0!</text:p>
          </table:table-cell>
          <table:table-cell office:value-type="float" office:value="0.631366666666667">
            <text:p>6.31E-01</text:p>
          </table:table-cell>
          <table:table-cell office:value-type="float" office:value="0.1875">
            <text:p>1.88E-01</text:p>
          </table:table-cell>
          <table:table-cell office:value-type="float" office:value="0.566633333333333">
            <text:p>5.67E-01</text:p>
          </table:table-cell>
          <table:table-cell office:value-type="float" office:value="0.5019">
            <text:p>5.02E-01</text:p>
          </table:table-cell>
          <table:table-cell office:value-type="float" office:value="0.143">
            <text:p>1.43E-01</text:p>
          </table:table-cell>
          <table:table-cell office:value-type="float" office:value="0.25965">
            <text:p>2.60E-01</text:p>
          </table:table-cell>
          <table:table-cell office:value-type="float" office:value="1.33616666666667">
            <text:p>1.34E+00</text:p>
          </table:table-cell>
          <table:table-cell office:value-type="float" office:value="0.934">
            <text:p>9.34E-01</text:p>
          </table:table-cell>
          <table:table-cell office:value-type="float" office:value="0.4721">
            <text:p>4.72E-01</text:p>
          </table:table-cell>
          <table:table-cell office:value-type="float" office:value="1.7938">
            <text:p>1.79E+00</text:p>
          </table:table-cell>
          <table:table-cell office:value-type="float" office:value="0.02498">
            <text:p>2.50E-02</text:p>
          </table:table-cell>
        </table:table-row>
        <table:table-row table:style-name="ro2">
          <table:table-cell office:value-type="string">
            <text:p>Vcam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1">
          <table:table-cell office:value-type="string">
            <text:p>Wisp1 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  <table:table-cell table:formula="of:={#DIV/0!}" office:value-type="float" office:value="0">
            <text:p>#DIV/0!</text:p>
          </table:table-cell>
        </table:table-row>
        <table:table-row table:style-name="ro2">
          <table:table-cell office:value-type="string">
            <text:p>Ywhaz </text:p>
          </table:table-cell>
          <table:table-cell office:value-type="float" office:value="1.12346">
            <text:p>1.12E+00</text:p>
          </table:table-cell>
          <table:table-cell office:value-type="float" office:value="1.77107142857143">
            <text:p>1.77E+00</text:p>
          </table:table-cell>
          <table:table-cell office:value-type="float" office:value="0.8899">
            <text:p>8.90E-01</text:p>
          </table:table-cell>
          <table:table-cell office:value-type="float" office:value="0.9507">
            <text:p>9.51E-01</text:p>
          </table:table-cell>
          <table:table-cell office:value-type="float" office:value="0.6444">
            <text:p>6.44E-01</text:p>
          </table:table-cell>
          <table:table-cell office:value-type="float" office:value="0.808866666666667">
            <text:p>8.09E-01</text:p>
          </table:table-cell>
          <table:table-cell office:value-type="float" office:value="0.789166666666667">
            <text:p>7.89E-01</text:p>
          </table:table-cell>
          <table:table-cell office:value-type="float" office:value="0.669366666666667">
            <text:p>6.69E-01</text:p>
          </table:table-cell>
          <table:table-cell office:value-type="float" office:value="0.953266666666667">
            <text:p>9.53E-01</text:p>
          </table:table-cell>
          <table:table-cell office:value-type="float" office:value="0.898466666666667">
            <text:p>8.98E-01</text:p>
          </table:table-cell>
          <table:table-cell office:value-type="float" office:value="0.7855">
            <text:p>7.86E-01</text:p>
          </table:table-cell>
          <table:table-cell office:value-type="float" office:value="0.925066666666667">
            <text:p>9.25E-01</text:p>
          </table:table-cell>
          <table:table-cell office:value-type="float" office:value="0.79095">
            <text:p>7.91E-01</text:p>
          </table:table-cell>
          <table:table-cell office:value-type="float" office:value="0.68015">
            <text:p>6.80E-01</text:p>
          </table:table-cell>
          <table:table-cell office:value-type="float" office:value="1.28613333333333">
            <text:p>1.29E+00</text:p>
          </table:table-cell>
          <table:table-cell office:value-type="float" office:value="0.762333333333333">
            <text:p>7.62E-0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 Schumacher</meta:initial-creator>
    <meta:creation-date>2014-07-03T17:10:27</meta:creation-date>
    <dc:date>2014-07-03T17:18:52</dc:date>
    <dc:creator>Linus Schumacher</dc:creator>
    <meta:editing-duration>P0D</meta:editing-duration>
    <meta:editing-cycles>1</meta:editing-cycles>
    <meta:document-statistic meta:table-count="3" meta:cell-count="1649" meta:object-count="0"/>
    <meta:generator>LibreOffice/3.5$Linux_X86_64 LibreOffice_project/350m1$Build-2</meta:generator>
  </office:meta>
</office:document-meta>
</file>